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Year<text:tab/>Month<text:tab/>Type<text:tab/>Salesperson<text:tab/>Region<text:tab/>Sales<text:tab/>Units<text:tab/>Order #</text:p>
      <text:p text:style-name="Normal">2013<text:tab/>January<text:tab/>Ice Cream<text:tab/>Bishop<text:tab/>West<text:tab/>"$2,395.50 "<text:tab/>1597<text:tab/>001</text:p>
      <text:p text:style-name="Normal">2013<text:tab/>January<text:tab/>Ice Cream<text:tab/>Bishop<text:tab/>West<text:tab/>"$11,761.50 "<text:tab/>7841<text:tab/>002</text:p>
      <text:p text:style-name="Normal">2013<text:tab/>January<text:tab/>Frozen Yogurt<text:tab/>Bishop<text:tab/>West<text:tab/>"$8,943.00 "<text:tab/>5962<text:tab/>003</text:p>
      <text:p text:style-name="Normal">2013<text:tab/>January<text:tab/>Ice Cream<text:tab/>Bishop<text:tab/>West<text:tab/>"$2,395.50 "<text:tab/>1597<text:tab/>004</text:p>
      <text:p text:style-name="Normal">2013<text:tab/>January<text:tab/>Ice Cream<text:tab/>Bishop<text:tab/>West<text:tab/>"$11,761.50 "<text:tab/>7841<text:tab/>005</text:p>
      <text:p text:style-name="Normal">2013<text:tab/>January<text:tab/>Frozen Yogurt<text:tab/>Bishop<text:tab/>West<text:tab/>"$8,943.00 "<text:tab/>5962<text:tab/>006</text:p>
      <text:p text:style-name="Normal">2013<text:tab/>January<text:tab/>Frozen Yogurt<text:tab/>Lee<text:tab/>Central<text:tab/>"$14,596.50 "<text:tab/>9731<text:tab/>007</text:p>
      <text:p text:style-name="Normal">2013<text:tab/>January<text:tab/>Tasty Treats<text:tab/>Lee<text:tab/>Central<text:tab/>"$8,793.00 "<text:tab/>5862<text:tab/>008</text:p>
      <text:p text:style-name="Normal">2013<text:tab/>January<text:tab/>Frozen Yogurt<text:tab/>Lee<text:tab/>Central<text:tab/>"$14,596.50 "<text:tab/>9731<text:tab/>009</text:p>
      <text:p text:style-name="Normal">2013<text:tab/>January<text:tab/>Tasty Treats<text:tab/>Lee<text:tab/>Central<text:tab/>"$8,793.00 "<text:tab/>5862<text:tab/>010</text:p>
      <text:p text:style-name="Normal">2013<text:tab/>January<text:tab/>Ice Cream<text:tab/>Parker<text:tab/>North<text:tab/>"$4,666.00 "<text:tab/>5623<text:tab/>011</text:p>
      <text:p text:style-name="Normal">2013<text:tab/>January<text:tab/>Ice Cream<text:tab/>Parker<text:tab/>North<text:tab/>"$7,318.50 "<text:tab/>4879<text:tab/>012</text:p>
      <text:p text:style-name="Normal">2013<text:tab/>January<text:tab/>Ice Cream<text:tab/>Parker<text:tab/>North<text:tab/>"$4,666.00 "<text:tab/>5623<text:tab/>013</text:p>
      <text:p text:style-name="Normal">2013<text:tab/>January<text:tab/>Ice Cream<text:tab/>Parker<text:tab/>North<text:tab/>"$7,318.50 "<text:tab/>4879<text:tab/>014</text:p>
      <text:p text:style-name="Normal">2013<text:tab/>January<text:tab/>Popsicles<text:tab/>Pullen<text:tab/>South<text:tab/>"$3,553.50 "<text:tab/>2369<text:tab/>015</text:p>
      <text:p text:style-name="Normal">2013<text:tab/>January<text:tab/>Popsicles<text:tab/>Pullen<text:tab/>South<text:tab/>"$3,553.50 "<text:tab/>2369<text:tab/>016</text:p>
      <text:p text:style-name="Normal">2013<text:tab/>January<text:tab/>Frozen Yogurt<text:tab/>Watson<text:tab/>Central<text:tab/>"$14,596.50 "<text:tab/>9731<text:tab/>017</text:p>
      <text:p text:style-name="Normal">2013<text:tab/>January<text:tab/>Tasty Treats<text:tab/>Watson<text:tab/>Central<text:tab/>"$8,793.00 "<text:tab/>5862<text:tab/>018</text:p>
      <text:p text:style-name="Normal">2013<text:tab/>January<text:tab/>Frozen Yogurt<text:tab/>Watson<text:tab/>Central<text:tab/>"$14,596.50 "<text:tab/>9731<text:tab/>019</text:p>
      <text:p text:style-name="Normal">2013<text:tab/>January<text:tab/>Tasty Treats<text:tab/>Watson<text:tab/>Central<text:tab/>"$8,793.00 "<text:tab/>5862<text:tab/>020</text:p>
      <text:p text:style-name="Normal">2013<text:tab/>February<text:tab/>Ice Cream<text:tab/>Bishop<text:tab/>West<text:tab/>"$4,887.00 "<text:tab/>3258<text:tab/>021</text:p>
      <text:p text:style-name="Normal">2013<text:tab/>February<text:tab/>Ice Cream<text:tab/>Bishop<text:tab/>West<text:tab/>"$4,887.00 "<text:tab/>3258<text:tab/>022</text:p>
      <text:p text:style-name="Normal">2013<text:tab/>February<text:tab/>Tasty Treats<text:tab/>Lee<text:tab/>Central<text:tab/>"$11,122.50 "<text:tab/>7415<text:tab/>023</text:p>
      <text:p text:style-name="Normal">2013<text:tab/>February<text:tab/>Ice Cream<text:tab/>Lee<text:tab/>Central<text:tab/>"$13,428.00 "<text:tab/>8952<text:tab/>024</text:p>
      <text:p text:style-name="Normal">2013<text:tab/>February<text:tab/>Tasty Treats<text:tab/>Lee<text:tab/>Central<text:tab/>"$11,122.50 "<text:tab/>7415<text:tab/>025</text:p>
      <text:p text:style-name="Normal">2013<text:tab/>February<text:tab/>Ice Cream<text:tab/>Lee<text:tab/>Central<text:tab/>"$13,428.00 "<text:tab/>8952<text:tab/>026</text:p>
      <text:p text:style-name="Normal">2013<text:tab/>February<text:tab/>Frozen Yogurt<text:tab/>Parker<text:tab/>North<text:tab/>"$3,897.00 "<text:tab/>2598<text:tab/>027</text:p>
      <text:p text:style-name="Normal">2013<text:tab/>February<text:tab/>Frozen Yogurt<text:tab/>Parker<text:tab/>North<text:tab/>"$8,832.00 "<text:tab/>5888<text:tab/>028</text:p>
      <text:p text:style-name="Normal">2013<text:tab/>February<text:tab/>Frozen Yogurt<text:tab/>Parker<text:tab/>North<text:tab/>"$3,897.00 "<text:tab/>2598<text:tab/>029</text:p>
      <text:p text:style-name="Normal">2013<text:tab/>February<text:tab/>Frozen Yogurt<text:tab/>Parker<text:tab/>North<text:tab/>"$8,832.00 "<text:tab/>5888<text:tab/>030</text:p>
      <text:soft-page-break/>
      <text:p text:style-name="Normal">2013<text:tab/>February<text:tab/>Tasty Treats<text:tab/>Pullen<text:tab/>South<text:tab/>"$11,122.50 "<text:tab/>7415<text:tab/>031</text:p>
      <text:p text:style-name="Normal">2013<text:tab/>February<text:tab/>Frozen Yogurt<text:tab/>Pullen<text:tab/>South<text:tab/>"$14,647.50 "<text:tab/>9765<text:tab/>032</text:p>
      <text:p text:style-name="Normal">2013<text:tab/>February<text:tab/>Tasty Treats<text:tab/>Pullen<text:tab/>South<text:tab/>"$11,122.50 "<text:tab/>7415<text:tab/>033</text:p>
      <text:p text:style-name="Normal">2013<text:tab/>February<text:tab/>Frozen Yogurt<text:tab/>Pullen<text:tab/>South<text:tab/>"$14,647.50 "<text:tab/>9765<text:tab/>034</text:p>
      <text:p text:style-name="Normal">2013<text:tab/>February<text:tab/>Ice Cream<text:tab/>Watson<text:tab/>Central<text:tab/>"$13,428.00 "<text:tab/>8952<text:tab/>035</text:p>
      <text:p text:style-name="Normal">2013<text:tab/>February<text:tab/>Popsicles<text:tab/>Watson<text:tab/>Central<text:tab/>"$7,480.50 "<text:tab/>4987<text:tab/>036</text:p>
      <text:p text:style-name="Normal">2013<text:tab/>February<text:tab/>Ice Cream<text:tab/>Watson<text:tab/>Central<text:tab/>"$13,428.00 "<text:tab/>8952<text:tab/>037</text:p>
      <text:p text:style-name="Normal">2013<text:tab/>February<text:tab/>Popsicles<text:tab/>Watson<text:tab/>Central<text:tab/>"$7,480.50 "<text:tab/>4987<text:tab/>038</text:p>
      <text:p text:style-name="Normal">2013<text:tab/>March<text:tab/>Tasty Treats<text:tab/>Bishop<text:tab/>West<text:tab/>"$14,619.00 "<text:tab/>9746<text:tab/>039</text:p>
      <text:p text:style-name="Normal">2013<text:tab/>March<text:tab/>Ice Cream<text:tab/>Bishop<text:tab/>West<text:tab/>$867.00<text:s/><text:tab/>578<text:tab/>040</text:p>
      <text:p text:style-name="Normal">2013<text:tab/>March<text:tab/>Tasty Treats<text:tab/>Bishop<text:tab/>West<text:tab/>"$14,619.00 "<text:tab/>9746<text:tab/>041</text:p>
      <text:p text:style-name="Normal">2013<text:tab/>March<text:tab/>Ice Cream<text:tab/>Bishop<text:tab/>West<text:tab/>$867.00<text:s/><text:tab/>578<text:tab/>042</text:p>
      <text:p text:style-name="Normal">2013<text:tab/>March<text:tab/>Tasty Treats<text:tab/>Lee<text:tab/>Central<text:tab/>"$14,619.00 "<text:tab/>9746<text:tab/>043</text:p>
      <text:p text:style-name="Normal">2013<text:tab/>March<text:tab/>Ice Cream<text:tab/>Lee<text:tab/>Central<text:tab/>"$5,380.50 "<text:tab/>3587<text:tab/>044</text:p>
      <text:p text:style-name="Normal">2013<text:tab/>March<text:tab/>Tasty Treats<text:tab/>Lee<text:tab/>Central<text:tab/>"$14,619.00 "<text:tab/>9746<text:tab/>045</text:p>
      <text:p text:style-name="Normal">2013<text:tab/>March<text:tab/>Ice Cream<text:tab/>Lee<text:tab/>Central<text:tab/>"$5,380.50 "<text:tab/>3587<text:tab/>046</text:p>
      <text:p text:style-name="Normal">2013<text:tab/>March<text:tab/>Tasty Treats<text:tab/>Parker<text:tab/>North<text:tab/>"$3,547.50 "<text:tab/>2365<text:tab/>047</text:p>
      <text:p text:style-name="Normal">2013<text:tab/>March<text:tab/>Frozen Yogurt<text:tab/>Parker<text:tab/>North<text:tab/>"$14,596.50 "<text:tab/>9731<text:tab/>048</text:p>
      <text:p text:style-name="Normal">2013<text:tab/>March<text:tab/>Tasty Treats<text:tab/>Parker<text:tab/>North<text:tab/>"$3,547.50 "<text:tab/>2365<text:tab/>049</text:p>
      <text:p text:style-name="Normal">2013<text:tab/>March<text:tab/>Frozen Yogurt<text:tab/>Parker<text:tab/>North<text:tab/>"$14,596.50 "<text:tab/>9731<text:tab/>050</text:p>
      <text:p text:style-name="Normal">2013<text:tab/>March<text:tab/>Frozen Yogurt<text:tab/>Pullen<text:tab/>South<text:tab/>"$1,498.50 "<text:tab/>999<text:tab/>051</text:p>
      <text:p text:style-name="Normal">2013<text:tab/>March<text:tab/>Tasty Treats<text:tab/>Pullen<text:tab/>South<text:tab/>$235.50<text:s/><text:tab/>157<text:tab/>052</text:p>
      <text:p text:style-name="Normal">2013<text:tab/>March<text:tab/>Frozen Yogurt<text:tab/>Pullen<text:tab/>South<text:tab/>"$1,498.50 "<text:tab/>999<text:tab/>053</text:p>
      <text:p text:style-name="Normal">2013<text:tab/>March<text:tab/>Tasty Treats<text:tab/>Pullen<text:tab/>South<text:tab/>$235.50<text:s/><text:tab/>157<text:tab/>054</text:p>
      <text:p text:style-name="Normal">2013<text:tab/>March<text:tab/>Ice Cream<text:tab/>Watson<text:tab/>Central<text:tab/>"$5,380.50 "<text:tab/>3587<text:tab/>055</text:p>
      <text:p text:style-name="Normal">2013<text:tab/>March<text:tab/>Popsicles<text:tab/>Watson<text:tab/>Central<text:tab/>"$14,446.50 "<text:tab/>9631<text:tab/>056</text:p>
      <text:p text:style-name="Normal">2013<text:tab/>March<text:tab/>Ice Cream<text:tab/>Watson<text:tab/>Central<text:tab/>"$5,380.50 "<text:tab/>3587<text:tab/>057</text:p>
      <text:p text:style-name="Normal">2013<text:tab/>March<text:tab/>Popsicles<text:tab/>Watson<text:tab/>Central<text:tab/>"$14,446.50 "<text:tab/>9631<text:tab/>058</text:p>
      <text:p text:style-name="Normal">2013<text:tab/>April<text:tab/>Popsicles<text:tab/>Bishop<text:tab/>West<text:tab/>"$2,367.00 "<text:tab/>1578<text:tab/>059</text:p>
      <text:p text:style-name="Normal">2013<text:tab/>April<text:tab/>Tasty Treats<text:tab/>Bishop<text:tab/>West<text:tab/>"$6,880.50 "<text:tab/>4587<text:tab/>060</text:p>
      <text:p text:style-name="Normal">2013<text:tab/>April<text:tab/>Popsicles<text:tab/>Bishop<text:tab/>West<text:tab/>"$2,367.00 "<text:tab/>1578<text:tab/>061</text:p>
      <text:soft-page-break/>
      <text:p text:style-name="Normal">2013<text:tab/>April<text:tab/>Tasty Treats<text:tab/>Bishop<text:tab/>West<text:tab/>"$6,880.50 "<text:tab/>4587<text:tab/>062</text:p>
      <text:p text:style-name="Normal">2013<text:tab/>April<text:tab/>Ice Cream<text:tab/>Lee<text:tab/>Central<text:tab/>"$11,838.00 "<text:tab/>7892<text:tab/>063</text:p>
      <text:p text:style-name="Normal">2013<text:tab/>April<text:tab/>Popsicles<text:tab/>Lee<text:tab/>Central<text:tab/>"$2,367.00 "<text:tab/>1578<text:tab/>064</text:p>
      <text:p text:style-name="Normal">2013<text:tab/>April<text:tab/>Ice Cream<text:tab/>Lee<text:tab/>Central<text:tab/>"$7,030.50 "<text:tab/>4687<text:tab/>065</text:p>
      <text:p text:style-name="Normal">2013<text:tab/>April<text:tab/>Frozen Yogurt<text:tab/>Lee<text:tab/>Central<text:tab/>"$2,046.00 "<text:tab/>1364<text:tab/>066</text:p>
      <text:p text:style-name="Normal">2013<text:tab/>April<text:tab/>Ice Cream<text:tab/>Lee<text:tab/>Central<text:tab/>"$11,838.00 "<text:tab/>7892<text:tab/>067</text:p>
      <text:p text:style-name="Normal">2013<text:tab/>April<text:tab/>Popsicles<text:tab/>Lee<text:tab/>Central<text:tab/>"$2,367.00 "<text:tab/>1578<text:tab/>068</text:p>
      <text:p text:style-name="Normal">2013<text:tab/>April<text:tab/>Ice Cream<text:tab/>Lee<text:tab/>Central<text:tab/>"$7,030.50 "<text:tab/>4687<text:tab/>069</text:p>
      <text:p text:style-name="Normal">2013<text:tab/>April<text:tab/>Frozen Yogurt<text:tab/>Lee<text:tab/>Central<text:tab/>"$2,046.00 "<text:tab/>1364<text:tab/>070</text:p>
      <text:p text:style-name="Normal">2013<text:tab/>April<text:tab/>Tasty Treats<text:tab/>Parker<text:tab/>North<text:tab/>"$8,793.00 "<text:tab/>5862<text:tab/>071</text:p>
      <text:p text:style-name="Normal">2013<text:tab/>April<text:tab/>Tasty Treats<text:tab/>Parker<text:tab/>North<text:tab/>"$11,122.50 "<text:tab/>7415<text:tab/>072</text:p>
      <text:p text:style-name="Normal">2013<text:tab/>April<text:tab/>Ice Cream<text:tab/>Parker<text:tab/>North<text:tab/>"$13,428.00 "<text:tab/>8952<text:tab/>073</text:p>
      <text:p text:style-name="Normal">2013<text:tab/>April<text:tab/>Tasty Treats<text:tab/>Parker<text:tab/>North<text:tab/>"$14,619.00 "<text:tab/>9746<text:tab/>074</text:p>
      <text:p text:style-name="Normal">2013<text:tab/>April<text:tab/>Popsicles<text:tab/>Parker<text:tab/>North<text:tab/>"$2,367.00 "<text:tab/>1578<text:tab/>075</text:p>
      <text:p text:style-name="Normal">2013<text:tab/>April<text:tab/>Tasty Treats<text:tab/>Parker<text:tab/>North<text:tab/>"$8,793.00 "<text:tab/>5862<text:tab/>076</text:p>
      <text:p text:style-name="Normal">2013<text:tab/>April<text:tab/>Tasty Treats<text:tab/>Parker<text:tab/>North<text:tab/>"$11,122.50 "<text:tab/>7415<text:tab/>077</text:p>
      <text:p text:style-name="Normal">2013<text:tab/>April<text:tab/>Ice Cream<text:tab/>Parker<text:tab/>North<text:tab/>"$13,428.00 "<text:tab/>8952<text:tab/>078</text:p>
      <text:p text:style-name="Normal">2013<text:tab/>April<text:tab/>Tasty Treats<text:tab/>Parker<text:tab/>North<text:tab/>"$14,619.00 "<text:tab/>9746<text:tab/>079</text:p>
      <text:p text:style-name="Normal">2013<text:tab/>April<text:tab/>Popsicles<text:tab/>Parker<text:tab/>North<text:tab/>"$2,367.00 "<text:tab/>1578<text:tab/>080</text:p>
      <text:p text:style-name="Normal">2013<text:tab/>April<text:tab/>Ice Cream<text:tab/>Pullen<text:tab/>South<text:tab/>"$11,838.00 "<text:tab/>7892<text:tab/>081</text:p>
      <text:p text:style-name="Normal">2013<text:tab/>April<text:tab/>Ice Cream<text:tab/>Pullen<text:tab/>South<text:tab/>"$11,979.00 "<text:tab/>7986<text:tab/>082</text:p>
      <text:p text:style-name="Normal">2013<text:tab/>April<text:tab/>Ice Cream<text:tab/>Pullen<text:tab/>South<text:tab/>"$11,838.00 "<text:tab/>7892<text:tab/>083</text:p>
      <text:p text:style-name="Normal">2013<text:tab/>April<text:tab/>Ice Cream<text:tab/>Pullen<text:tab/>South<text:tab/>"$11,979.00 "<text:tab/>7986<text:tab/>084</text:p>
      <text:p text:style-name="Normal">2013<text:tab/>April<text:tab/>Ice Cream<text:tab/>Watson<text:tab/>Central<text:tab/>"$7,030.50 "<text:tab/>4687<text:tab/>085</text:p>
      <text:p text:style-name="Normal">2013<text:tab/>April<text:tab/>Frozen Yogurt<text:tab/>Watson<text:tab/>Central<text:tab/>"$2,046.00 "<text:tab/>1364<text:tab/>086</text:p>
      <text:p text:style-name="Normal">2013<text:tab/>April<text:tab/>Ice Cream<text:tab/>Watson<text:tab/>Central<text:tab/>"$7,030.50 "<text:tab/>4687<text:tab/>087</text:p>
      <text:p text:style-name="Normal">2013<text:tab/>April<text:tab/>Frozen Yogurt<text:tab/>Watson<text:tab/>Central<text:tab/>"$2,046.00 "<text:tab/>1364<text:tab/>088</text:p>
      <text:p text:style-name="Normal">2013<text:tab/>May<text:tab/>Frozen Yogurt<text:tab/>Bishop<text:tab/>West<text:tab/>$747.00<text:s/><text:tab/>498<text:tab/>089</text:p>
      <text:p text:style-name="Normal">2013<text:tab/>May<text:tab/>Popsicles<text:tab/>Bishop<text:tab/>West<text:tab/>"$7,342.50 "<text:tab/>4895<text:tab/>090</text:p>
      <text:p text:style-name="Normal">2013<text:tab/>May<text:tab/>Frozen Yogurt<text:tab/>Bishop<text:tab/>West<text:tab/>$747.00<text:s/><text:tab/>498<text:tab/>091</text:p>
      <text:p text:style-name="Normal">2013<text:tab/>May<text:tab/>Popsicles<text:tab/>Bishop<text:tab/>West<text:tab/>"$7,342.50 "<text:tab/>4895<text:tab/>092</text:p>
      <text:soft-page-break/>
      <text:p text:style-name="Normal">2013<text:tab/>May<text:tab/>Popsicles<text:tab/>Lee<text:tab/>Central<text:tab/>"$7,344.00 "<text:tab/>4896<text:tab/>093</text:p>
      <text:p text:style-name="Normal">2013<text:tab/>May<text:tab/>Ice Cream<text:tab/>Lee<text:tab/>Central<text:tab/>"$6,880.50 "<text:tab/>4587<text:tab/>094</text:p>
      <text:p text:style-name="Normal">2013<text:tab/>May<text:tab/>Popsicles<text:tab/>Lee<text:tab/>Central<text:tab/>"$7,344.00 "<text:tab/>4896<text:tab/>095</text:p>
      <text:p text:style-name="Normal">2013<text:tab/>May<text:tab/>Ice Cream<text:tab/>Lee<text:tab/>Central<text:tab/>"$6,880.50 "<text:tab/>4587<text:tab/>096</text:p>
      <text:p text:style-name="Normal">2013<text:tab/>May<text:tab/>Ice Cream<text:tab/>Parker<text:tab/>North<text:tab/>"$5,380.50 "<text:tab/>3587<text:tab/>097</text:p>
      <text:p text:style-name="Normal">2013<text:tab/>May<text:tab/>Ice Cream<text:tab/>Parker<text:tab/>North<text:tab/>"$11,838.00 "<text:tab/>7892<text:tab/>098</text:p>
      <text:p text:style-name="Normal">2013<text:tab/>May<text:tab/>Ice Cream<text:tab/>Parker<text:tab/>North<text:tab/>"$5,380.50 "<text:tab/>3587<text:tab/>099</text:p>
      <text:p text:style-name="Normal">2013<text:tab/>May<text:tab/>Ice Cream<text:tab/>Parker<text:tab/>North<text:tab/>"$11,838.00 "<text:tab/>7892<text:tab/>100</text:p>
      <text:p text:style-name="Normal">2013<text:tab/>May<text:tab/>Popsicles<text:tab/>Pullen<text:tab/>South<text:tab/>"$7,344.00 "<text:tab/>4896<text:tab/>101</text:p>
      <text:p text:style-name="Normal">2013<text:tab/>May<text:tab/>Ice Cream<text:tab/>Pullen<text:tab/>South<text:tab/>"$6,880.50 "<text:tab/>4587<text:tab/>102</text:p>
      <text:p text:style-name="Normal">2013<text:tab/>May<text:tab/>Ice Cream<text:tab/>Pullen<text:tab/>South<text:tab/>"$7,318.50 "<text:tab/>4879<text:tab/>103</text:p>
      <text:p text:style-name="Normal">2013<text:tab/>May<text:tab/>Popsicles<text:tab/>Pullen<text:tab/>South<text:tab/>"$7,344.00 "<text:tab/>4896<text:tab/>104</text:p>
      <text:p text:style-name="Normal">2013<text:tab/>May<text:tab/>Ice Cream<text:tab/>Pullen<text:tab/>South<text:tab/>"$6,880.50 "<text:tab/>4587<text:tab/>105</text:p>
      <text:p text:style-name="Normal">2013<text:tab/>May<text:tab/>Ice Cream<text:tab/>Pullen<text:tab/>South<text:tab/>"$7,318.50 "<text:tab/>4879<text:tab/>106</text:p>
      <text:p text:style-name="Normal">2013<text:tab/>May<text:tab/>Tasty Treats<text:tab/>Watson<text:tab/>Central<text:tab/>"$6,880.50 "<text:tab/>4587<text:tab/>107</text:p>
      <text:p text:style-name="Normal">2013<text:tab/>May<text:tab/>Ice Cream<text:tab/>Watson<text:tab/>Central<text:tab/>"$9,486.00 "<text:tab/>6324<text:tab/>108</text:p>
      <text:p text:style-name="Normal">2013<text:tab/>May<text:tab/>Tasty Treats<text:tab/>Watson<text:tab/>Central<text:tab/>"$6,880.50 "<text:tab/>4587<text:tab/>109</text:p>
      <text:p text:style-name="Normal">2013<text:tab/>May<text:tab/>Ice Cream<text:tab/>Watson<text:tab/>Central<text:tab/>"$9,486.00 "<text:tab/>6324<text:tab/>110</text:p>
      <text:p text:style-name="Normal">2013<text:tab/>November<text:tab/>Ice Cream<text:tab/>Bishop<text:tab/>West<text:tab/>"$4,666.00 "<text:tab/>5623<text:tab/>111</text:p>
      <text:p text:style-name="Normal">2013<text:tab/>November<text:tab/>Ice Cream<text:tab/>Bishop<text:tab/>West<text:tab/>"$10,992.00 "<text:tab/>7328<text:tab/>112</text:p>
      <text:p text:style-name="Normal">2013<text:tab/>November<text:tab/>Ice Cream<text:tab/>Bishop<text:tab/>West<text:tab/>"$4,666.00 "<text:tab/>5623<text:tab/>113</text:p>
      <text:p text:style-name="Normal">2013<text:tab/>November<text:tab/>Ice Cream<text:tab/>Bishop<text:tab/>West<text:tab/>"$10,992.00 "<text:tab/>7328<text:tab/>114</text:p>
      <text:p text:style-name="Normal">2013<text:tab/>November<text:tab/>Ice Cream<text:tab/>Lee<text:tab/>Central<text:tab/>"$4,666.00 "<text:tab/>5623<text:tab/>115</text:p>
      <text:p text:style-name="Normal">2013<text:tab/>November<text:tab/>Frozen Yogurt<text:tab/>Lee<text:tab/>Central<text:tab/>"$3,897.00 "<text:tab/>2598<text:tab/>116</text:p>
      <text:p text:style-name="Normal">2013<text:tab/>November<text:tab/>Ice Cream<text:tab/>Lee<text:tab/>Central<text:tab/>"$4,666.00 "<text:tab/>5623<text:tab/>117</text:p>
      <text:p text:style-name="Normal">2013<text:tab/>November<text:tab/>Frozen Yogurt<text:tab/>Lee<text:tab/>Central<text:tab/>"$3,897.00 "<text:tab/>2598<text:tab/>118</text:p>
      <text:p text:style-name="Normal">2013<text:tab/>November<text:tab/>Frozen Yogurt<text:tab/>Parker<text:tab/>North<text:tab/>$747.00<text:s/><text:tab/>498<text:tab/>119</text:p>
      <text:p text:style-name="Normal">2013<text:tab/>November<text:tab/>Tasty Treats<text:tab/>Parker<text:tab/>North<text:tab/>"$6,880.50 "<text:tab/>4587<text:tab/>120</text:p>
      <text:p text:style-name="Normal">2013<text:tab/>November<text:tab/>Frozen Yogurt<text:tab/>Parker<text:tab/>North<text:tab/>$747.00<text:s/><text:tab/>498<text:tab/>121</text:p>
      <text:p text:style-name="Normal">2013<text:tab/>November<text:tab/>Tasty Treats<text:tab/>Parker<text:tab/>North<text:tab/>"$6,880.50 "<text:tab/>4587<text:tab/>122</text:p>
      <text:p text:style-name="Normal">2013<text:tab/>November<text:tab/>Frozen Yogurt<text:tab/>Pullen<text:tab/>South<text:tab/>"$3,897.00 "<text:tab/>2598<text:tab/>123</text:p>
      <text:soft-page-break/>
      <text:p text:style-name="Normal">2013<text:tab/>November<text:tab/>Popsicles<text:tab/>Pullen<text:tab/>South<text:tab/>"$3,084.00 "<text:tab/>2056<text:tab/>124</text:p>
      <text:p text:style-name="Normal">2013<text:tab/>November<text:tab/>Frozen Yogurt<text:tab/>Pullen<text:tab/>South<text:tab/>"$3,897.00 "<text:tab/>2598<text:tab/>125</text:p>
      <text:p text:style-name="Normal">2013<text:tab/>November<text:tab/>Popsicles<text:tab/>Pullen<text:tab/>South<text:tab/>"$3,084.00 "<text:tab/>2056<text:tab/>126</text:p>
      <text:p text:style-name="Normal">2013<text:tab/>November<text:tab/>Tasty Treats<text:tab/>Watson<text:tab/>Central<text:tab/>"$12,370.50 "<text:tab/>8247<text:tab/>127</text:p>
      <text:p text:style-name="Normal">2013<text:tab/>November<text:tab/>Ice Cream<text:tab/>Watson<text:tab/>Central<text:tab/>"$13,231.50 "<text:tab/>8821<text:tab/>128</text:p>
      <text:p text:style-name="Normal">2013<text:tab/>November<text:tab/>Tasty Treats<text:tab/>Watson<text:tab/>Central<text:tab/>"$12,370.50 "<text:tab/>8247<text:tab/>129</text:p>
      <text:p text:style-name="Normal">2013<text:tab/>November<text:tab/>Ice Cream<text:tab/>Watson<text:tab/>Central<text:tab/>"$13,231.50 "<text:tab/>8821<text:tab/>130</text:p>
      <text:p text:style-name="Normal">2013<text:tab/>December<text:tab/>Frozen Yogurt<text:tab/>Bishop<text:tab/>West<text:tab/>"$8,832.00 "<text:tab/>5888<text:tab/>131</text:p>
      <text:p text:style-name="Normal">2013<text:tab/>December<text:tab/>Ice Cream<text:tab/>Bishop<text:tab/>West<text:tab/>"$13,413.00 "<text:tab/>8942<text:tab/>132</text:p>
      <text:p text:style-name="Normal">2013<text:tab/>December<text:tab/>Popsicles<text:tab/>Bishop<text:tab/>West<text:tab/>"$4,026.00 "<text:tab/>2684<text:tab/>133</text:p>
      <text:p text:style-name="Normal">2013<text:tab/>December<text:tab/>Frozen Yogurt<text:tab/>Bishop<text:tab/>West<text:tab/>"$8,832.00 "<text:tab/>5888<text:tab/>134</text:p>
      <text:p text:style-name="Normal">2013<text:tab/>December<text:tab/>Ice Cream<text:tab/>Bishop<text:tab/>West<text:tab/>"$13,413.00 "<text:tab/>8942<text:tab/>135</text:p>
      <text:p text:style-name="Normal">2013<text:tab/>December<text:tab/>Popsicles<text:tab/>Bishop<text:tab/>West<text:tab/>"$4,026.00 "<text:tab/>2684<text:tab/>136</text:p>
      <text:p text:style-name="Normal">2013<text:tab/>December<text:tab/>Frozen Yogurt<text:tab/>Lee<text:tab/>Central<text:tab/>"$8,832.00 "<text:tab/>5888<text:tab/>137</text:p>
      <text:p text:style-name="Normal">2013<text:tab/>December<text:tab/>Tasty Treats<text:tab/>Lee<text:tab/>Central<text:tab/>"$3,547.50 "<text:tab/>2365<text:tab/>138</text:p>
      <text:p text:style-name="Normal">2013<text:tab/>December<text:tab/>Frozen Yogurt<text:tab/>Lee<text:tab/>Central<text:tab/>"$8,832.00 "<text:tab/>5888<text:tab/>139</text:p>
      <text:p text:style-name="Normal">2013<text:tab/>December<text:tab/>Tasty Treats<text:tab/>Lee<text:tab/>Central<text:tab/>"$3,547.50 "<text:tab/>2365<text:tab/>140</text:p>
      <text:p text:style-name="Normal">2013<text:tab/>December<text:tab/>Ice Cream<text:tab/>Parker<text:tab/>North<text:tab/>"$9,486.00 "<text:tab/>6324<text:tab/>141</text:p>
      <text:p text:style-name="Normal">2013<text:tab/>December<text:tab/>Popsicles<text:tab/>Parker<text:tab/>North<text:tab/>"$7,342.50 "<text:tab/>4895<text:tab/>142</text:p>
      <text:p text:style-name="Normal">2013<text:tab/>December<text:tab/>Ice Cream<text:tab/>Parker<text:tab/>North<text:tab/>"$9,486.00 "<text:tab/>6324<text:tab/>143</text:p>
      <text:p text:style-name="Normal">2013<text:tab/>December<text:tab/>Popsicles<text:tab/>Parker<text:tab/>North<text:tab/>"$7,342.50 "<text:tab/>4895<text:tab/>144</text:p>
      <text:p text:style-name="Normal">2013<text:tab/>December<text:tab/>Tasty Treats<text:tab/>Pullen<text:tab/>South<text:tab/>"$3,547.50 "<text:tab/>2365<text:tab/>145</text:p>
      <text:p text:style-name="Normal">2013<text:tab/>December<text:tab/>Ice Cream<text:tab/>Pullen<text:tab/>South<text:tab/>"$3,238.50 "<text:tab/>2159<text:tab/>146</text:p>
      <text:p text:style-name="Normal">2013<text:tab/>December<text:tab/>Tasty Treats<text:tab/>Pullen<text:tab/>South<text:tab/>"$3,547.50 "<text:tab/>2365<text:tab/>147</text:p>
      <text:p text:style-name="Normal">2013<text:tab/>December<text:tab/>Ice Cream<text:tab/>Pullen<text:tab/>South<text:tab/>"$3,238.50 "<text:tab/>2159<text:tab/>148</text:p>
      <text:p text:style-name="Normal">2014<text:tab/>January<text:tab/>Ice Cream<text:tab/>Bishop<text:tab/>West<text:tab/>"$2,395.50 "<text:tab/>1597<text:tab/>149</text:p>
      <text:p text:style-name="Normal">2014<text:tab/>January<text:tab/>Ice Cream<text:tab/>Bishop<text:tab/>West<text:tab/>"$11,761.50 "<text:tab/>7841<text:tab/>150</text:p>
      <text:p text:style-name="Normal">2014<text:tab/>January<text:tab/>Frozen Yogurt<text:tab/>Bishop<text:tab/>West<text:tab/>"$8,943.00 "<text:tab/>5962<text:tab/>151</text:p>
      <text:p text:style-name="Normal">2014<text:tab/>January<text:tab/>Ice Cream<text:tab/>Bishop<text:tab/>West<text:tab/>"$2,395.50 "<text:tab/>1597<text:tab/>152</text:p>
      <text:p text:style-name="Normal">2014<text:tab/>January<text:tab/>Ice Cream<text:tab/>Bishop<text:tab/>West<text:tab/>"$11,761.50 "<text:tab/>7841<text:tab/>153</text:p>
      <text:p text:style-name="Normal">2014<text:tab/>January<text:tab/>Frozen Yogurt<text:tab/>Bishop<text:tab/>West<text:tab/>"$8,943.00 "<text:tab/>5962<text:tab/>154</text:p>
      <text:soft-page-break/>
      <text:p text:style-name="Normal">2014<text:tab/>January<text:tab/>Frozen Yogurt<text:tab/>Lee<text:tab/>Central<text:tab/>"$14,596.50 "<text:tab/>9731<text:tab/>155</text:p>
      <text:p text:style-name="Normal">2014<text:tab/>January<text:tab/>Tasty Treats<text:tab/>Lee<text:tab/>Central<text:tab/>"$8,793.00 "<text:tab/>5862<text:tab/>156</text:p>
      <text:p text:style-name="Normal">2014<text:tab/>January<text:tab/>Frozen Yogurt<text:tab/>Lee<text:tab/>Central<text:tab/>"$14,596.50 "<text:tab/>9731<text:tab/>157</text:p>
      <text:p text:style-name="Normal">2014<text:tab/>January<text:tab/>Tasty Treats<text:tab/>Lee<text:tab/>Central<text:tab/>"$8,793.00 "<text:tab/>5862<text:tab/>158</text:p>
      <text:p text:style-name="Normal">2014<text:tab/>January<text:tab/>Ice Cream<text:tab/>Parker<text:tab/>North<text:tab/>"$4,666.00 "<text:tab/>5623<text:tab/>159</text:p>
      <text:p text:style-name="Normal">2014<text:tab/>January<text:tab/>Ice Cream<text:tab/>Parker<text:tab/>North<text:tab/>"$7,318.50 "<text:tab/>4879<text:tab/>160</text:p>
      <text:p text:style-name="Normal">2014<text:tab/>January<text:tab/>Ice Cream<text:tab/>Parker<text:tab/>North<text:tab/>"$4,666.00 "<text:tab/>5623<text:tab/>161</text:p>
      <text:p text:style-name="Normal">2014<text:tab/>January<text:tab/>Ice Cream<text:tab/>Parker<text:tab/>North<text:tab/>"$7,318.50 "<text:tab/>4879<text:tab/>162</text:p>
      <text:p text:style-name="Normal">2014<text:tab/>January<text:tab/>Popsicles<text:tab/>Pullen<text:tab/>South<text:tab/>"$3,553.50 "<text:tab/>2369<text:tab/>163</text:p>
      <text:p text:style-name="Normal">2014<text:tab/>January<text:tab/>Popsicles<text:tab/>Pullen<text:tab/>South<text:tab/>"$3,553.50 "<text:tab/>2369<text:tab/>164</text:p>
      <text:p text:style-name="Normal">2014<text:tab/>January<text:tab/>Frozen Yogurt<text:tab/>Watson<text:tab/>Central<text:tab/>"$14,596.50 "<text:tab/>9731<text:tab/>165</text:p>
      <text:p text:style-name="Normal">2014<text:tab/>January<text:tab/>Tasty Treats<text:tab/>Watson<text:tab/>Central<text:tab/>"$8,793.00 "<text:tab/>5862<text:tab/>166</text:p>
      <text:p text:style-name="Normal">2014<text:tab/>January<text:tab/>Frozen Yogurt<text:tab/>Watson<text:tab/>Central<text:tab/>"$14,596.50 "<text:tab/>9731<text:tab/>167</text:p>
      <text:p text:style-name="Normal">2014<text:tab/>January<text:tab/>Tasty Treats<text:tab/>Watson<text:tab/>Central<text:tab/>"$8,793.00 "<text:tab/>5862<text:tab/>168</text:p>
      <text:p text:style-name="Normal">2014<text:tab/>February<text:tab/>Ice Cream<text:tab/>Bishop<text:tab/>West<text:tab/>"$4,887.00 "<text:tab/>3258<text:tab/>169</text:p>
      <text:p text:style-name="Normal">2014<text:tab/>February<text:tab/>Ice Cream<text:tab/>Bishop<text:tab/>West<text:tab/>"$4,887.00 "<text:tab/>3258<text:tab/>170</text:p>
      <text:p text:style-name="Normal">2014<text:tab/>February<text:tab/>Tasty Treats<text:tab/>Lee<text:tab/>Central<text:tab/>"$11,122.50 "<text:tab/>7415<text:tab/>171</text:p>
      <text:p text:style-name="Normal">2014<text:tab/>February<text:tab/>Ice Cream<text:tab/>Lee<text:tab/>Central<text:tab/>"$13,428.00 "<text:tab/>8952<text:tab/>172</text:p>
      <text:p text:style-name="Normal">2014<text:tab/>February<text:tab/>Tasty Treats<text:tab/>Lee<text:tab/>Central<text:tab/>"$11,122.50 "<text:tab/>7415<text:tab/>173</text:p>
      <text:p text:style-name="Normal">2014<text:tab/>February<text:tab/>Ice Cream<text:tab/>Lee<text:tab/>Central<text:tab/>"$13,428.00 "<text:tab/>8952<text:tab/>174</text:p>
      <text:p text:style-name="Normal">2014<text:tab/>February<text:tab/>Frozen Yogurt<text:tab/>Parker<text:tab/>North<text:tab/>"$3,897.00 "<text:tab/>2598<text:tab/>175</text:p>
      <text:p text:style-name="Normal">2014<text:tab/>February<text:tab/>Frozen Yogurt<text:tab/>Parker<text:tab/>North<text:tab/>"$8,832.00 "<text:tab/>5888<text:tab/>176</text:p>
      <text:p text:style-name="Normal">2014<text:tab/>February<text:tab/>Frozen Yogurt<text:tab/>Parker<text:tab/>North<text:tab/>"$3,897.00 "<text:tab/>2598<text:tab/>177</text:p>
      <text:p text:style-name="Normal">2014<text:tab/>February<text:tab/>Frozen Yogurt<text:tab/>Parker<text:tab/>North<text:tab/>"$8,832.00 "<text:tab/>5888<text:tab/>178</text:p>
      <text:p text:style-name="Normal">2014<text:tab/>February<text:tab/>Tasty Treats<text:tab/>Pullen<text:tab/>South<text:tab/>"$11,122.50 "<text:tab/>7415<text:tab/>179</text:p>
      <text:p text:style-name="Normal">2014<text:tab/>February<text:tab/>Frozen Yogurt<text:tab/>Pullen<text:tab/>South<text:tab/>"$14,647.50 "<text:tab/>9765<text:tab/>180</text:p>
      <text:p text:style-name="Normal">2014<text:tab/>February<text:tab/>Tasty Treats<text:tab/>Pullen<text:tab/>South<text:tab/>"$11,122.50 "<text:tab/>7415<text:tab/>181</text:p>
      <text:p text:style-name="Normal">2014<text:tab/>February<text:tab/>Frozen Yogurt<text:tab/>Pullen<text:tab/>South<text:tab/>"$14,647.50 "<text:tab/>9765<text:tab/>182</text:p>
      <text:p text:style-name="Normal">2014<text:tab/>February<text:tab/>Ice Cream<text:tab/>Watson<text:tab/>Central<text:tab/>"$13,428.00 "<text:tab/>8952<text:tab/>183</text:p>
      <text:p text:style-name="Normal">2014<text:tab/>February<text:tab/>Popsicles<text:tab/>Watson<text:tab/>Central<text:tab/>"$7,480.50 "<text:tab/>4987<text:tab/>184</text:p>
      <text:p text:style-name="Normal">2014<text:tab/>February<text:tab/>Ice Cream<text:tab/>Watson<text:tab/>Central<text:tab/>"$13,428.00 "<text:tab/>8952<text:tab/>185</text:p>
      <text:soft-page-break/>
      <text:p text:style-name="Normal">2014<text:tab/>February<text:tab/>Popsicles<text:tab/>Watson<text:tab/>Central<text:tab/>"$7,480.50 "<text:tab/>4987<text:tab/>186</text:p>
      <text:p text:style-name="Normal">2014<text:tab/>March<text:tab/>Tasty Treats<text:tab/>Bishop<text:tab/>West<text:tab/>"$14,619.00 "<text:tab/>9746<text:tab/>187</text:p>
      <text:p text:style-name="Normal">2014<text:tab/>March<text:tab/>Ice Cream<text:tab/>Bishop<text:tab/>West<text:tab/>$867.00<text:s/><text:tab/>578<text:tab/>188</text:p>
      <text:p text:style-name="Normal">2014<text:tab/>March<text:tab/>Tasty Treats<text:tab/>Bishop<text:tab/>West<text:tab/>"$14,619.00 "<text:tab/>9746<text:tab/>189</text:p>
      <text:p text:style-name="Normal">2014<text:tab/>March<text:tab/>Ice Cream<text:tab/>Bishop<text:tab/>West<text:tab/>$867.00<text:s/><text:tab/>578<text:tab/>190</text:p>
      <text:p text:style-name="Normal">2014<text:tab/>March<text:tab/>Tasty Treats<text:tab/>Lee<text:tab/>Central<text:tab/>"$14,619.00 "<text:tab/>9746<text:tab/>191</text:p>
      <text:p text:style-name="Normal">2014<text:tab/>March<text:tab/>Ice Cream<text:tab/>Lee<text:tab/>Central<text:tab/>"$5,380.50 "<text:tab/>3587<text:tab/>192</text:p>
      <text:p text:style-name="Normal">2014<text:tab/>March<text:tab/>Tasty Treats<text:tab/>Lee<text:tab/>Central<text:tab/>"$14,619.00 "<text:tab/>9746<text:tab/>193</text:p>
      <text:p text:style-name="Normal">2014<text:tab/>March<text:tab/>Ice Cream<text:tab/>Lee<text:tab/>Central<text:tab/>"$5,380.50 "<text:tab/>3587<text:tab/>194</text:p>
      <text:p text:style-name="Normal">2014<text:tab/>March<text:tab/>Tasty Treats<text:tab/>Parker<text:tab/>North<text:tab/>"$3,547.50 "<text:tab/>2365<text:tab/>195</text:p>
      <text:p text:style-name="Normal">2014<text:tab/>March<text:tab/>Frozen Yogurt<text:tab/>Parker<text:tab/>North<text:tab/>"$14,596.50 "<text:tab/>9731<text:tab/>196</text:p>
      <text:p text:style-name="Normal">2014<text:tab/>March<text:tab/>Tasty Treats<text:tab/>Parker<text:tab/>North<text:tab/>"$3,547.50 "<text:tab/>2365<text:tab/>197</text:p>
      <text:p text:style-name="Normal">2014<text:tab/>March<text:tab/>Frozen Yogurt<text:tab/>Parker<text:tab/>North<text:tab/>"$14,596.50 "<text:tab/>9731<text:tab/>198</text:p>
      <text:p text:style-name="Normal">2014<text:tab/>March<text:tab/>Frozen Yogurt<text:tab/>Pullen<text:tab/>South<text:tab/>"$1,498.50 "<text:tab/>999<text:tab/>199</text:p>
      <text:p text:style-name="Normal">2014<text:tab/>March<text:tab/>Tasty Treats<text:tab/>Pullen<text:tab/>South<text:tab/>$235.50<text:s/><text:tab/>157<text:tab/>200</text:p>
      <text:p text:style-name="Normal">2014<text:tab/>March<text:tab/>Frozen Yogurt<text:tab/>Pullen<text:tab/>South<text:tab/>"$1,498.50 "<text:tab/>999<text:tab/>201</text:p>
      <text:p text:style-name="Normal">2014<text:tab/>March<text:tab/>Tasty Treats<text:tab/>Pullen<text:tab/>South<text:tab/>$235.50<text:s/><text:tab/>157<text:tab/>202</text:p>
      <text:p text:style-name="Normal">2014<text:tab/>March<text:tab/>Ice Cream<text:tab/>Watson<text:tab/>Central<text:tab/>"$5,380.50 "<text:tab/>3587<text:tab/>203</text:p>
      <text:p text:style-name="Normal">2014<text:tab/>March<text:tab/>Popsicles<text:tab/>Watson<text:tab/>Central<text:tab/>"$14,446.50 "<text:tab/>9631<text:tab/>204</text:p>
      <text:p text:style-name="Normal">2014<text:tab/>March<text:tab/>Ice Cream<text:tab/>Watson<text:tab/>Central<text:tab/>"$5,380.50 "<text:tab/>3587<text:tab/>205</text:p>
      <text:p text:style-name="Normal">2014<text:tab/>March<text:tab/>Popsicles<text:tab/>Watson<text:tab/>Central<text:tab/>"$14,446.50 "<text:tab/>9631<text:tab/>206</text:p>
      <text:p text:style-name="Normal">2014<text:tab/>April<text:tab/>Popsicles<text:tab/>Bishop<text:tab/>West<text:tab/>"$2,367.00 "<text:tab/>1578<text:tab/>207</text:p>
      <text:p text:style-name="Normal">2014<text:tab/>April<text:tab/>Tasty Treats<text:tab/>Bishop<text:tab/>West<text:tab/>"$6,880.50 "<text:tab/>4587<text:tab/>208</text:p>
      <text:p text:style-name="Normal">2014<text:tab/>April<text:tab/>Popsicles<text:tab/>Bishop<text:tab/>West<text:tab/>"$2,367.00 "<text:tab/>1578<text:tab/>209</text:p>
      <text:p text:style-name="Normal">2014<text:tab/>April<text:tab/>Tasty Treats<text:tab/>Bishop<text:tab/>West<text:tab/>"$6,880.50 "<text:tab/>4587<text:tab/>210</text:p>
      <text:p text:style-name="Normal">2014<text:tab/>April<text:tab/>Ice Cream<text:tab/>Lee<text:tab/>Central<text:tab/>"$11,838.00 "<text:tab/>7892<text:tab/>211</text:p>
      <text:p text:style-name="Normal">2014<text:tab/>April<text:tab/>Popsicles<text:tab/>Lee<text:tab/>Central<text:tab/>"$2,367.00 "<text:tab/>1578<text:tab/>212</text:p>
      <text:p text:style-name="Normal">2014<text:tab/>April<text:tab/>Ice Cream<text:tab/>Lee<text:tab/>Central<text:tab/>"$7,030.50 "<text:tab/>4687<text:tab/>213</text:p>
      <text:p text:style-name="Normal">2014<text:tab/>April<text:tab/>Frozen Yogurt<text:tab/>Lee<text:tab/>Central<text:tab/>"$2,046.00 "<text:tab/>1364<text:tab/>214</text:p>
      <text:p text:style-name="Normal">2014<text:tab/>April<text:tab/>Ice Cream<text:tab/>Lee<text:tab/>Central<text:tab/>"$11,838.00 "<text:tab/>7892<text:tab/>215</text:p>
      <text:p text:style-name="Normal">2014<text:tab/>April<text:tab/>Popsicles<text:tab/>Lee<text:tab/>Central<text:tab/>"$2,367.00 "<text:tab/>1578<text:tab/>216</text:p>
      <text:soft-page-break/>
      <text:p text:style-name="Normal">2014<text:tab/>April<text:tab/>Ice Cream<text:tab/>Lee<text:tab/>Central<text:tab/>"$7,030.50 "<text:tab/>4687<text:tab/>217</text:p>
      <text:p text:style-name="Normal">2014<text:tab/>April<text:tab/>Frozen Yogurt<text:tab/>Lee<text:tab/>Central<text:tab/>"$2,046.00 "<text:tab/>1364<text:tab/>218</text:p>
      <text:p text:style-name="Normal">2014<text:tab/>April<text:tab/>Tasty Treats<text:tab/>Parker<text:tab/>North<text:tab/>"$8,793.00 "<text:tab/>5862<text:tab/>219</text:p>
      <text:p text:style-name="Normal">2014<text:tab/>April<text:tab/>Tasty Treats<text:tab/>Parker<text:tab/>North<text:tab/>"$11,122.50 "<text:tab/>7415<text:tab/>220</text:p>
      <text:p text:style-name="Normal">2014<text:tab/>April<text:tab/>Ice Cream<text:tab/>Parker<text:tab/>North<text:tab/>"$13,428.00 "<text:tab/>8952<text:tab/>221</text:p>
      <text:p text:style-name="Normal">2014<text:tab/>April<text:tab/>Tasty Treats<text:tab/>Parker<text:tab/>North<text:tab/>"$14,619.00 "<text:tab/>9746<text:tab/>222</text:p>
      <text:p text:style-name="Normal">2014<text:tab/>April<text:tab/>Popsicles<text:tab/>Parker<text:tab/>North<text:tab/>"$2,367.00 "<text:tab/>1578<text:tab/>223</text:p>
      <text:p text:style-name="Normal">2014<text:tab/>April<text:tab/>Tasty Treats<text:tab/>Parker<text:tab/>North<text:tab/>"$8,793.00 "<text:tab/>5862<text:tab/>224</text:p>
      <text:p text:style-name="Normal">2014<text:tab/>April<text:tab/>Tasty Treats<text:tab/>Parker<text:tab/>North<text:tab/>"$11,122.50 "<text:tab/>7415<text:tab/>225</text:p>
      <text:p text:style-name="Normal">2014<text:tab/>April<text:tab/>Ice Cream<text:tab/>Parker<text:tab/>North<text:tab/>"$13,428.00 "<text:tab/>8952<text:tab/>226</text:p>
      <text:p text:style-name="Normal">2014<text:tab/>April<text:tab/>Tasty Treats<text:tab/>Parker<text:tab/>North<text:tab/>"$14,619.00 "<text:tab/>9746<text:tab/>227</text:p>
      <text:p text:style-name="Normal">2014<text:tab/>April<text:tab/>Popsicles<text:tab/>Parker<text:tab/>North<text:tab/>"$2,367.00 "<text:tab/>1578<text:tab/>228</text:p>
      <text:p text:style-name="Normal">2014<text:tab/>April<text:tab/>Ice Cream<text:tab/>Pullen<text:tab/>South<text:tab/>"$11,838.00 "<text:tab/>7892<text:tab/>229</text:p>
      <text:p text:style-name="Normal">2014<text:tab/>April<text:tab/>Ice Cream<text:tab/>Pullen<text:tab/>South<text:tab/>"$11,979.00 "<text:tab/>7986<text:tab/>230</text:p>
      <text:p text:style-name="Normal">2014<text:tab/>April<text:tab/>Ice Cream<text:tab/>Pullen<text:tab/>South<text:tab/>"$11,838.00 "<text:tab/>7892<text:tab/>231</text:p>
      <text:p text:style-name="Normal">2014<text:tab/>April<text:tab/>Ice Cream<text:tab/>Pullen<text:tab/>South<text:tab/>"$11,979.00 "<text:tab/>7986<text:tab/>232</text:p>
      <text:p text:style-name="Normal">2014<text:tab/>April<text:tab/>Ice Cream<text:tab/>Watson<text:tab/>Central<text:tab/>"$7,030.50 "<text:tab/>4687<text:tab/>233</text:p>
      <text:p text:style-name="Normal">2014<text:tab/>April<text:tab/>Frozen Yogurt<text:tab/>Watson<text:tab/>Central<text:tab/>"$2,046.00 "<text:tab/>1364<text:tab/>234</text:p>
      <text:p text:style-name="Normal">2014<text:tab/>April<text:tab/>Ice Cream<text:tab/>Watson<text:tab/>Central<text:tab/>"$7,030.50 "<text:tab/>4687<text:tab/>235</text:p>
      <text:p text:style-name="Normal">2014<text:tab/>April<text:tab/>Frozen Yogurt<text:tab/>Watson<text:tab/>Central<text:tab/>"$2,046.00 "<text:tab/>1364<text:tab/>236</text:p>
      <text:p text:style-name="Normal">2014<text:tab/>May<text:tab/>Frozen Yogurt<text:tab/>Bishop<text:tab/>West<text:tab/>$747.00<text:s/><text:tab/>498<text:tab/>237</text:p>
      <text:p text:style-name="Normal">2014<text:tab/>May<text:tab/>Popsicles<text:tab/>Bishop<text:tab/>West<text:tab/>"$7,342.50 "<text:tab/>4895<text:tab/>238</text:p>
      <text:p text:style-name="Normal">2014<text:tab/>May<text:tab/>Frozen Yogurt<text:tab/>Bishop<text:tab/>West<text:tab/>$747.00<text:s/><text:tab/>498<text:tab/>239</text:p>
      <text:p text:style-name="Normal">2014<text:tab/>May<text:tab/>Popsicles<text:tab/>Bishop<text:tab/>West<text:tab/>"$7,342.50 "<text:tab/>4895<text:tab/>240</text:p>
      <text:p text:style-name="Normal">2014<text:tab/>May<text:tab/>Popsicles<text:tab/>Lee<text:tab/>Central<text:tab/>"$7,344.00 "<text:tab/>4896<text:tab/>241</text:p>
      <text:p text:style-name="Normal">2014<text:tab/>May<text:tab/>Ice Cream<text:tab/>Lee<text:tab/>Central<text:tab/>"$6,880.50 "<text:tab/>4587<text:tab/>242</text:p>
      <text:p text:style-name="Normal">2014<text:tab/>May<text:tab/>Popsicles<text:tab/>Lee<text:tab/>Central<text:tab/>"$7,344.00 "<text:tab/>4896<text:tab/>243</text:p>
      <text:p text:style-name="Normal">2014<text:tab/>May<text:tab/>Ice Cream<text:tab/>Lee<text:tab/>Central<text:tab/>"$6,880.50 "<text:tab/>4587<text:tab/>244</text:p>
      <text:p text:style-name="Normal">2014<text:tab/>May<text:tab/>Ice Cream<text:tab/>Parker<text:tab/>North<text:tab/>"$5,380.50 "<text:tab/>3587<text:tab/>245</text:p>
      <text:p text:style-name="Normal">2014<text:tab/>May<text:tab/>Ice Cream<text:tab/>Parker<text:tab/>North<text:tab/>"$11,838.00 "<text:tab/>7892<text:tab/>246</text:p>
      <text:p text:style-name="Normal">2014<text:tab/>May<text:tab/>Ice Cream<text:tab/>Parker<text:tab/>North<text:tab/>"$5,380.50 "<text:tab/>3587<text:tab/>247</text:p>
      <text:soft-page-break/>
      <text:p text:style-name="Normal">2014<text:tab/>May<text:tab/>Ice Cream<text:tab/>Parker<text:tab/>North<text:tab/>"$11,838.00 "<text:tab/>7892<text:tab/>248</text:p>
      <text:p text:style-name="Normal">2014<text:tab/>May<text:tab/>Popsicles<text:tab/>Pullen<text:tab/>South<text:tab/>"$7,344.00 "<text:tab/>4896<text:tab/>249</text:p>
      <text:p text:style-name="Normal">2014<text:tab/>May<text:tab/>Ice Cream<text:tab/>Pullen<text:tab/>South<text:tab/>"$6,880.50 "<text:tab/>4587<text:tab/>250</text:p>
      <text:p text:style-name="Normal">2014<text:tab/>May<text:tab/>Ice Cream<text:tab/>Pullen<text:tab/>South<text:tab/>"$7,318.50 "<text:tab/>4879<text:tab/>251</text:p>
      <text:p text:style-name="Normal">2014<text:tab/>May<text:tab/>Popsicles<text:tab/>Pullen<text:tab/>South<text:tab/>"$7,344.00 "<text:tab/>4896<text:tab/>252</text:p>
      <text:p text:style-name="Normal">2014<text:tab/>May<text:tab/>Ice Cream<text:tab/>Pullen<text:tab/>South<text:tab/>"$6,880.50 "<text:tab/>4587<text:tab/>253</text:p>
      <text:p text:style-name="Normal">2014<text:tab/>May<text:tab/>Ice Cream<text:tab/>Pullen<text:tab/>South<text:tab/>"$7,318.50 "<text:tab/>4879<text:tab/>254</text:p>
      <text:p text:style-name="Normal">2014<text:tab/>May<text:tab/>Tasty Treats<text:tab/>Watson<text:tab/>Central<text:tab/>"$6,880.50 "<text:tab/>4587<text:tab/>255</text:p>
      <text:p text:style-name="Normal">2014<text:tab/>May<text:tab/>Ice Cream<text:tab/>Watson<text:tab/>Central<text:tab/>"$9,486.00 "<text:tab/>6324<text:tab/>256</text:p>
      <text:p text:style-name="Normal">2014<text:tab/>May<text:tab/>Tasty Treats<text:tab/>Watson<text:tab/>Central<text:tab/>"$6,880.50 "<text:tab/>4587<text:tab/>257</text:p>
      <text:p text:style-name="Normal">2014<text:tab/>May<text:tab/>Ice Cream<text:tab/>Watson<text:tab/>Central<text:tab/>"$9,486.00 "<text:tab/>6324<text:tab/>258</text:p>
      <text:p text:style-name="Normal">2014<text:tab/>November<text:tab/>Ice Cream<text:tab/>Bishop<text:tab/>West<text:tab/>"$4,666.00 "<text:tab/>5623<text:tab/>259</text:p>
      <text:p text:style-name="Normal">2014<text:tab/>November<text:tab/>Ice Cream<text:tab/>Bishop<text:tab/>West<text:tab/>"$10,992.00 "<text:tab/>7328<text:tab/>260</text:p>
      <text:p text:style-name="Normal">2014<text:tab/>November<text:tab/>Ice Cream<text:tab/>Bishop<text:tab/>West<text:tab/>"$4,666.00 "<text:tab/>5623<text:tab/>261</text:p>
      <text:p text:style-name="Normal">2014<text:tab/>November<text:tab/>Ice Cream<text:tab/>Bishop<text:tab/>West<text:tab/>"$10,992.00 "<text:tab/>7328<text:tab/>262</text:p>
      <text:p text:style-name="Normal">2014<text:tab/>November<text:tab/>Ice Cream<text:tab/>Lee<text:tab/>Central<text:tab/>"$4,666.00 "<text:tab/>5623<text:tab/>263</text:p>
      <text:p text:style-name="Normal">2014<text:tab/>November<text:tab/>Frozen Yogurt<text:tab/>Lee<text:tab/>Central<text:tab/>"$3,897.00 "<text:tab/>2598<text:tab/>264</text:p>
      <text:p text:style-name="Normal">2014<text:tab/>November<text:tab/>Ice Cream<text:tab/>Lee<text:tab/>Central<text:tab/>"$4,666.00 "<text:tab/>5623<text:tab/>265</text:p>
      <text:p text:style-name="Normal">2014<text:tab/>November<text:tab/>Frozen Yogurt<text:tab/>Lee<text:tab/>Central<text:tab/>"$3,897.00 "<text:tab/>2598<text:tab/>266</text:p>
      <text:p text:style-name="Normal">2014<text:tab/>November<text:tab/>Frozen Yogurt<text:tab/>Parker<text:tab/>North<text:tab/>$747.00<text:s/><text:tab/>498<text:tab/>267</text:p>
      <text:p text:style-name="Normal">2014<text:tab/>November<text:tab/>Tasty Treats<text:tab/>Parker<text:tab/>North<text:tab/>"$6,880.50 "<text:tab/>4587<text:tab/>268</text:p>
      <text:p text:style-name="Normal">2014<text:tab/>November<text:tab/>Frozen Yogurt<text:tab/>Parker<text:tab/>North<text:tab/>$747.00<text:s/><text:tab/>498<text:tab/>269</text:p>
      <text:p text:style-name="Normal">2014<text:tab/>November<text:tab/>Tasty Treats<text:tab/>Parker<text:tab/>North<text:tab/>"$6,880.50 "<text:tab/>4587<text:tab/>270</text:p>
      <text:p text:style-name="Normal">2014<text:tab/>November<text:tab/>Frozen Yogurt<text:tab/>Pullen<text:tab/>South<text:tab/>"$3,897.00 "<text:tab/>2598<text:tab/>271</text:p>
      <text:p text:style-name="Normal">2014<text:tab/>November<text:tab/>Popsicles<text:tab/>Pullen<text:tab/>South<text:tab/>"$3,084.00 "<text:tab/>2056<text:tab/>272</text:p>
      <text:p text:style-name="Normal">2014<text:tab/>November<text:tab/>Frozen Yogurt<text:tab/>Pullen<text:tab/>South<text:tab/>"$3,897.00 "<text:tab/>2598<text:tab/>273</text:p>
      <text:p text:style-name="Normal">2014<text:tab/>November<text:tab/>Popsicles<text:tab/>Pullen<text:tab/>South<text:tab/>"$3,084.00 "<text:tab/>2056<text:tab/>274</text:p>
      <text:p text:style-name="Normal">2014<text:tab/>November<text:tab/>Tasty Treats<text:tab/>Watson<text:tab/>Central<text:tab/>"$12,370.50 "<text:tab/>8247<text:tab/>275</text:p>
      <text:p text:style-name="Normal">2014<text:tab/>November<text:tab/>Ice Cream<text:tab/>Watson<text:tab/>Central<text:tab/>"$13,231.50 "<text:tab/>8821<text:tab/>276</text:p>
      <text:p text:style-name="Normal">2014<text:tab/>November<text:tab/>Tasty Treats<text:tab/>Watson<text:tab/>Central<text:tab/>"$12,370.50 "<text:tab/>8247<text:tab/>277</text:p>
      <text:p text:style-name="Normal">2014<text:tab/>November<text:tab/>Ice Cream<text:tab/>Watson<text:tab/>Central<text:tab/>"$13,231.50 "<text:tab/>8821<text:tab/>278</text:p>
      <text:soft-page-break/>
      <text:p text:style-name="Normal">2014<text:tab/>December<text:tab/>Frozen Yogurt<text:tab/>Bishop<text:tab/>West<text:tab/>"$8,832.00 "<text:tab/>5888<text:tab/>279</text:p>
      <text:p text:style-name="Normal">2014<text:tab/>December<text:tab/>Ice Cream<text:tab/>Bishop<text:tab/>West<text:tab/>"$13,413.00 "<text:tab/>8942<text:tab/>280</text:p>
      <text:p text:style-name="Normal">2014<text:tab/>December<text:tab/>Popsicles<text:tab/>Bishop<text:tab/>West<text:tab/>"$4,026.00 "<text:tab/>2684<text:tab/>281</text:p>
      <text:p text:style-name="Normal">2014<text:tab/>December<text:tab/>Frozen Yogurt<text:tab/>Bishop<text:tab/>West<text:tab/>"$8,832.00 "<text:tab/>5888<text:tab/>282</text:p>
      <text:p text:style-name="Normal">2014<text:tab/>December<text:tab/>Ice Cream<text:tab/>Bishop<text:tab/>West<text:tab/>"$13,413.00 "<text:tab/>8942<text:tab/>283</text:p>
      <text:p text:style-name="Normal">2014<text:tab/>December<text:tab/>Popsicles<text:tab/>Bishop<text:tab/>West<text:tab/>"$4,026.00 "<text:tab/>2684<text:tab/>284</text:p>
      <text:p text:style-name="Normal">2014<text:tab/>December<text:tab/>Frozen Yogurt<text:tab/>Lee<text:tab/>Central<text:tab/>"$8,832.00 "<text:tab/>5888<text:tab/>285</text:p>
      <text:p text:style-name="Normal">2014<text:tab/>December<text:tab/>Tasty Treats<text:tab/>Lee<text:tab/>Central<text:tab/>"$3,547.50 "<text:tab/>2365<text:tab/>286</text:p>
      <text:p text:style-name="Normal">2014<text:tab/>December<text:tab/>Frozen Yogurt<text:tab/>Lee<text:tab/>Central<text:tab/>"$8,832.00 "<text:tab/>5888<text:tab/>287</text:p>
      <text:p text:style-name="Normal">2014<text:tab/>December<text:tab/>Tasty Treats<text:tab/>Lee<text:tab/>Central<text:tab/>"$3,547.50 "<text:tab/>2365<text:tab/>288</text:p>
      <text:p text:style-name="Normal">2014<text:tab/>December<text:tab/>Ice Cream<text:tab/>Parker<text:tab/>North<text:tab/>"$9,486.00 "<text:tab/>6324<text:tab/>289</text:p>
      <text:p text:style-name="Normal">2014<text:tab/>December<text:tab/>Popsicles<text:tab/>Parker<text:tab/>North<text:tab/>"$7,342.50 "<text:tab/>4895<text:tab/>290</text:p>
      <text:p text:style-name="Normal">2014<text:tab/>December<text:tab/>Ice Cream<text:tab/>Parker<text:tab/>North<text:tab/>"$9,486.00 "<text:tab/>6324<text:tab/>291</text:p>
      <text:p text:style-name="Normal">2014<text:tab/>December<text:tab/>Popsicles<text:tab/>Parker<text:tab/>North<text:tab/>"$7,342.50 "<text:tab/>4895<text:tab/>292</text:p>
      <text:p text:style-name="Normal">2014<text:tab/>December<text:tab/>Tasty Treats<text:tab/>Pullen<text:tab/>South<text:tab/>"$3,547.50 "<text:tab/>2365<text:tab/>293</text:p>
      <text:p text:style-name="Normal">2014<text:tab/>December<text:tab/>Ice Cream<text:tab/>Pullen<text:tab/>South<text:tab/>"$3,238.50 "<text:tab/>2159<text:tab/>294</text:p>
      <text:p text:style-name="Normal">2014<text:tab/>December<text:tab/>Tasty Treats<text:tab/>Pullen<text:tab/>South<text:tab/>"$3,547.50 "<text:tab/>2365<text:tab/>295</text:p>
      <text:p text:style-name="Normal">2014<text:tab/>December<text:tab/>Ice Cream<text:tab/>Pullen<text:tab/>South<text:tab/>"$3,238.50 "<text:tab/>2159<text:tab/>296</text:p>
      <text:p text:style-name="Normal">2015<text:tab/>January<text:tab/>Ice Cream<text:tab/>Bishop<text:tab/>West<text:tab/>"$2,395.50 "<text:tab/>1597<text:tab/>297</text:p>
      <text:p text:style-name="Normal">2015<text:tab/>January<text:tab/>Ice Cream<text:tab/>Bishop<text:tab/>West<text:tab/>"$11,761.50 "<text:tab/>7841<text:tab/>298</text:p>
      <text:p text:style-name="Normal">2015<text:tab/>January<text:tab/>Frozen Yogurt<text:tab/>Bishop<text:tab/>West<text:tab/>"$8,943.00 "<text:tab/>5962<text:tab/>299</text:p>
      <text:p text:style-name="Normal">2015<text:tab/>January<text:tab/>Ice Cream<text:tab/>Bishop<text:tab/>West<text:tab/>"$2,395.50 "<text:tab/>1597<text:tab/>300</text:p>
      <text:p text:style-name="Normal">2015<text:tab/>January<text:tab/>Ice Cream<text:tab/>Bishop<text:tab/>West<text:tab/>"$11,761.50 "<text:tab/>7841<text:tab/>301</text:p>
      <text:p text:style-name="Normal">2015<text:tab/>January<text:tab/>Frozen Yogurt<text:tab/>Bishop<text:tab/>West<text:tab/>"$8,943.00 "<text:tab/>5962<text:tab/>302</text:p>
      <text:p text:style-name="Normal">2015<text:tab/>January<text:tab/>Frozen Yogurt<text:tab/>Lee<text:tab/>Central<text:tab/>"$14,596.50 "<text:tab/>9731<text:tab/>303</text:p>
      <text:p text:style-name="Normal">2015<text:tab/>January<text:tab/>Tasty Treats<text:tab/>Lee<text:tab/>Central<text:tab/>"$8,793.00 "<text:tab/>5862<text:tab/>304</text:p>
      <text:p text:style-name="Normal">2015<text:tab/>January<text:tab/>Frozen Yogurt<text:tab/>Lee<text:tab/>Central<text:tab/>"$14,596.50 "<text:tab/>9731<text:tab/>305</text:p>
      <text:p text:style-name="Normal">2015<text:tab/>January<text:tab/>Tasty Treats<text:tab/>Lee<text:tab/>Central<text:tab/>"$8,793.00 "<text:tab/>5862<text:tab/>306</text:p>
      <text:p text:style-name="Normal">2015<text:tab/>January<text:tab/>Ice Cream<text:tab/>Parker<text:tab/>North<text:tab/>"$4,666.00 "<text:tab/>5623<text:tab/>307</text:p>
      <text:p text:style-name="Normal">2015<text:tab/>January<text:tab/>Ice Cream<text:tab/>Parker<text:tab/>North<text:tab/>"$7,318.50 "<text:tab/>4879<text:tab/>308</text:p>
      <text:p text:style-name="Normal">2015<text:tab/>January<text:tab/>Ice Cream<text:tab/>Parker<text:tab/>North<text:tab/>"$4,666.00 "<text:tab/>5623<text:tab/>309</text:p>
      <text:soft-page-break/>
      <text:p text:style-name="Normal">2015<text:tab/>January<text:tab/>Ice Cream<text:tab/>Parker<text:tab/>North<text:tab/>"$7,318.50 "<text:tab/>4879<text:tab/>310</text:p>
      <text:p text:style-name="Normal">2015<text:tab/>January<text:tab/>Popsicles<text:tab/>Pullen<text:tab/>South<text:tab/>"$3,553.50 "<text:tab/>2369<text:tab/>311</text:p>
      <text:p text:style-name="Normal">2015<text:tab/>January<text:tab/>Popsicles<text:tab/>Pullen<text:tab/>South<text:tab/>"$3,553.50 "<text:tab/>2369<text:tab/>312</text:p>
      <text:p text:style-name="Normal">2015<text:tab/>January<text:tab/>Frozen Yogurt<text:tab/>Watson<text:tab/>Central<text:tab/>"$14,596.50 "<text:tab/>9731<text:tab/>313</text:p>
      <text:p text:style-name="Normal">2015<text:tab/>January<text:tab/>Tasty Treats<text:tab/>Watson<text:tab/>Central<text:tab/>"$8,793.00 "<text:tab/>5862<text:tab/>314</text:p>
      <text:p text:style-name="Normal">2015<text:tab/>January<text:tab/>Frozen Yogurt<text:tab/>Watson<text:tab/>Central<text:tab/>"$14,596.50 "<text:tab/>9731<text:tab/>315</text:p>
      <text:p text:style-name="Normal">2015<text:tab/>January<text:tab/>Tasty Treats<text:tab/>Watson<text:tab/>Central<text:tab/>"$8,793.00 "<text:tab/>5862<text:tab/>316</text:p>
      <text:p text:style-name="Normal">2015<text:tab/>February<text:tab/>Ice Cream<text:tab/>Bishop<text:tab/>West<text:tab/>"$4,887.00 "<text:tab/>3258<text:tab/>317</text:p>
      <text:p text:style-name="Normal">2015<text:tab/>February<text:tab/>Ice Cream<text:tab/>Bishop<text:tab/>West<text:tab/>"$4,887.00 "<text:tab/>3258<text:tab/>318</text:p>
      <text:p text:style-name="Normal">2015<text:tab/>February<text:tab/>Tasty Treats<text:tab/>Lee<text:tab/>Central<text:tab/>"$11,122.50 "<text:tab/>7415<text:tab/>319</text:p>
      <text:p text:style-name="Normal">2015<text:tab/>February<text:tab/>Ice Cream<text:tab/>Lee<text:tab/>Central<text:tab/>"$13,428.00 "<text:tab/>8952<text:tab/>320</text:p>
      <text:p text:style-name="Normal">2015<text:tab/>February<text:tab/>Tasty Treats<text:tab/>Lee<text:tab/>Central<text:tab/>"$11,122.50 "<text:tab/>7415<text:tab/>321</text:p>
      <text:p text:style-name="Normal">2015<text:tab/>February<text:tab/>Ice Cream<text:tab/>Lee<text:tab/>Central<text:tab/>"$13,428.00 "<text:tab/>8952<text:tab/>322</text:p>
      <text:p text:style-name="Normal">2015<text:tab/>February<text:tab/>Frozen Yogurt<text:tab/>Parker<text:tab/>North<text:tab/>"$3,897.00 "<text:tab/>2598<text:tab/>323</text:p>
      <text:p text:style-name="Normal">2015<text:tab/>February<text:tab/>Frozen Yogurt<text:tab/>Parker<text:tab/>North<text:tab/>"$8,832.00 "<text:tab/>5888<text:tab/>324</text:p>
      <text:p text:style-name="Normal">2015<text:tab/>February<text:tab/>Frozen Yogurt<text:tab/>Parker<text:tab/>North<text:tab/>"$3,897.00 "<text:tab/>2598<text:tab/>325</text:p>
      <text:p text:style-name="Normal">2015<text:tab/>February<text:tab/>Frozen Yogurt<text:tab/>Parker<text:tab/>North<text:tab/>"$8,832.00 "<text:tab/>5888<text:tab/>326</text:p>
      <text:p text:style-name="Normal">2015<text:tab/>February<text:tab/>Tasty Treats<text:tab/>Pullen<text:tab/>South<text:tab/>"$11,122.50 "<text:tab/>7415<text:tab/>327</text:p>
      <text:p text:style-name="Normal">2015<text:tab/>February<text:tab/>Frozen Yogurt<text:tab/>Pullen<text:tab/>South<text:tab/>"$14,647.50 "<text:tab/>9765<text:tab/>328</text:p>
      <text:p text:style-name="Normal">2015<text:tab/>February<text:tab/>Tasty Treats<text:tab/>Pullen<text:tab/>South<text:tab/>"$11,122.50 "<text:tab/>7415<text:tab/>329</text:p>
      <text:p text:style-name="Normal">2015<text:tab/>February<text:tab/>Frozen Yogurt<text:tab/>Pullen<text:tab/>South<text:tab/>"$14,647.50 "<text:tab/>9765<text:tab/>330</text:p>
      <text:p text:style-name="Normal">2015<text:tab/>February<text:tab/>Ice Cream<text:tab/>Watson<text:tab/>Central<text:tab/>"$13,428.00 "<text:tab/>8952<text:tab/>331</text:p>
      <text:p text:style-name="Normal">2015<text:tab/>February<text:tab/>Popsicles<text:tab/>Watson<text:tab/>Central<text:tab/>"$7,480.50 "<text:tab/>4987<text:tab/>332</text:p>
      <text:p text:style-name="Normal">2015<text:tab/>February<text:tab/>Ice Cream<text:tab/>Watson<text:tab/>Central<text:tab/>"$13,428.00 "<text:tab/>8952<text:tab/>333</text:p>
      <text:p text:style-name="Normal">2015<text:tab/>February<text:tab/>Popsicles<text:tab/>Watson<text:tab/>Central<text:tab/>"$7,480.50 "<text:tab/>4987<text:tab/>334</text:p>
      <text:p text:style-name="Normal">2015<text:tab/>March<text:tab/>Tasty Treats<text:tab/>Bishop<text:tab/>West<text:tab/>"$14,619.00 "<text:tab/>9746<text:tab/>335</text:p>
      <text:p text:style-name="Normal">2015<text:tab/>March<text:tab/>Ice Cream<text:tab/>Bishop<text:tab/>West<text:tab/>$867.00<text:s/><text:tab/>578<text:tab/>336</text:p>
      <text:p text:style-name="Normal">2015<text:tab/>March<text:tab/>Tasty Treats<text:tab/>Bishop<text:tab/>West<text:tab/>"$14,619.00 "<text:tab/>9746<text:tab/>337</text:p>
      <text:p text:style-name="Normal">2015<text:tab/>March<text:tab/>Ice Cream<text:tab/>Bishop<text:tab/>West<text:tab/>$867.00<text:s/><text:tab/>578<text:tab/>338</text:p>
      <text:p text:style-name="Normal">2015<text:tab/>March<text:tab/>Tasty Treats<text:tab/>Lee<text:tab/>Central<text:tab/>"$14,619.00 "<text:tab/>9746<text:tab/>339</text:p>
      <text:p text:style-name="Normal">2015<text:tab/>March<text:tab/>Ice Cream<text:tab/>Lee<text:tab/>Central<text:tab/>"$5,380.50 "<text:tab/>3587<text:tab/>340</text:p>
      <text:soft-page-break/>
      <text:p text:style-name="Normal">2015<text:tab/>March<text:tab/>Tasty Treats<text:tab/>Lee<text:tab/>Central<text:tab/>"$14,619.00 "<text:tab/>9746<text:tab/>341</text:p>
      <text:p text:style-name="Normal">2015<text:tab/>March<text:tab/>Ice Cream<text:tab/>Lee<text:tab/>Central<text:tab/>"$5,380.50 "<text:tab/>3587<text:tab/>342</text:p>
      <text:p text:style-name="Normal">2015<text:tab/>March<text:tab/>Tasty Treats<text:tab/>Parker<text:tab/>North<text:tab/>"$3,547.50 "<text:tab/>2365<text:tab/>343</text:p>
      <text:p text:style-name="Normal">2015<text:tab/>March<text:tab/>Frozen Yogurt<text:tab/>Parker<text:tab/>North<text:tab/>"$14,596.50 "<text:tab/>9731<text:tab/>344</text:p>
      <text:p text:style-name="Normal">2015<text:tab/>March<text:tab/>Tasty Treats<text:tab/>Parker<text:tab/>North<text:tab/>"$3,547.50 "<text:tab/>2365<text:tab/>345</text:p>
      <text:p text:style-name="Normal">2015<text:tab/>March<text:tab/>Frozen Yogurt<text:tab/>Parker<text:tab/>North<text:tab/>"$14,596.50 "<text:tab/>9731<text:tab/>346</text:p>
      <text:p text:style-name="Normal">2015<text:tab/>March<text:tab/>Frozen Yogurt<text:tab/>Pullen<text:tab/>South<text:tab/>"$1,498.50 "<text:tab/>999<text:tab/>347</text:p>
      <text:p text:style-name="Normal">2015<text:tab/>March<text:tab/>Tasty Treats<text:tab/>Pullen<text:tab/>South<text:tab/>$235.50<text:s/><text:tab/>157<text:tab/>348</text:p>
      <text:p text:style-name="Normal">2015<text:tab/>March<text:tab/>Frozen Yogurt<text:tab/>Pullen<text:tab/>South<text:tab/>"$1,498.50 "<text:tab/>999<text:tab/>349</text:p>
      <text:p text:style-name="Normal">2015<text:tab/>March<text:tab/>Tasty Treats<text:tab/>Pullen<text:tab/>South<text:tab/>$235.50<text:s/><text:tab/>157<text:tab/>350</text:p>
      <text:p text:style-name="Normal">2015<text:tab/>March<text:tab/>Ice Cream<text:tab/>Watson<text:tab/>Central<text:tab/>"$5,380.50 "<text:tab/>3587<text:tab/>351</text:p>
      <text:p text:style-name="Normal">2015<text:tab/>March<text:tab/>Popsicles<text:tab/>Watson<text:tab/>Central<text:tab/>"$14,446.50 "<text:tab/>9631<text:tab/>352</text:p>
      <text:p text:style-name="Normal">2015<text:tab/>March<text:tab/>Ice Cream<text:tab/>Watson<text:tab/>Central<text:tab/>"$5,380.50 "<text:tab/>3587<text:tab/>353</text:p>
      <text:p text:style-name="Normal">2015<text:tab/>March<text:tab/>Popsicles<text:tab/>Watson<text:tab/>Central<text:tab/>"$14,446.50 "<text:tab/>9631<text:tab/>354</text:p>
      <text:p text:style-name="Normal">2015<text:tab/>April<text:tab/>Popsicles<text:tab/>Bishop<text:tab/>West<text:tab/>"$2,367.00 "<text:tab/>1578<text:tab/>355</text:p>
      <text:p text:style-name="Normal">2015<text:tab/>April<text:tab/>Tasty Treats<text:tab/>Bishop<text:tab/>West<text:tab/>"$6,880.50 "<text:tab/>4587<text:tab/>356</text:p>
      <text:p text:style-name="Normal">2015<text:tab/>April<text:tab/>Popsicles<text:tab/>Bishop<text:tab/>West<text:tab/>"$2,367.00 "<text:tab/>1578<text:tab/>357</text:p>
      <text:p text:style-name="Normal">2015<text:tab/>April<text:tab/>Tasty Treats<text:tab/>Bishop<text:tab/>West<text:tab/>"$6,880.50 "<text:tab/>4587<text:tab/>358</text:p>
      <text:p text:style-name="Normal">2015<text:tab/>April<text:tab/>Ice Cream<text:tab/>Lee<text:tab/>Central<text:tab/>"$11,838.00 "<text:tab/>7892<text:tab/>359</text:p>
      <text:p text:style-name="Normal">2015<text:tab/>April<text:tab/>Popsicles<text:tab/>Lee<text:tab/>Central<text:tab/>"$2,367.00 "<text:tab/>1578<text:tab/>360</text:p>
      <text:p text:style-name="Normal">2015<text:tab/>April<text:tab/>Ice Cream<text:tab/>Lee<text:tab/>Central<text:tab/>"$7,030.50 "<text:tab/>4687<text:tab/>361</text:p>
      <text:p text:style-name="Normal">2015<text:tab/>April<text:tab/>Frozen Yogurt<text:tab/>Lee<text:tab/>Central<text:tab/>"$2,046.00 "<text:tab/>1364<text:tab/>362</text:p>
      <text:p text:style-name="Normal">2015<text:tab/>April<text:tab/>Ice Cream<text:tab/>Lee<text:tab/>Central<text:tab/>"$11,838.00 "<text:tab/>7892<text:tab/>363</text:p>
      <text:p text:style-name="Normal">2015<text:tab/>April<text:tab/>Popsicles<text:tab/>Lee<text:tab/>Central<text:tab/>"$2,367.00 "<text:tab/>1578<text:tab/>364</text:p>
      <text:p text:style-name="Normal">2015<text:tab/>April<text:tab/>Ice Cream<text:tab/>Lee<text:tab/>Central<text:tab/>"$7,030.50 "<text:tab/>4687<text:tab/>365</text:p>
      <text:p text:style-name="Normal">2015<text:tab/>April<text:tab/>Frozen Yogurt<text:tab/>Lee<text:tab/>Central<text:tab/>"$2,046.00 "<text:tab/>1364<text:tab/>366</text:p>
      <text:p text:style-name="Normal">2015<text:tab/>April<text:tab/>Tasty Treats<text:tab/>Parker<text:tab/>North<text:tab/>"$8,793.00 "<text:tab/>5862<text:tab/>367</text:p>
      <text:p text:style-name="Normal">2015<text:tab/>April<text:tab/>Tasty Treats<text:tab/>Parker<text:tab/>North<text:tab/>"$11,122.50 "<text:tab/>7415<text:tab/>368</text:p>
      <text:p text:style-name="Normal">2015<text:tab/>April<text:tab/>Ice Cream<text:tab/>Parker<text:tab/>North<text:tab/>"$13,428.00 "<text:tab/>8952<text:tab/>369</text:p>
      <text:p text:style-name="Normal">2015<text:tab/>April<text:tab/>Tasty Treats<text:tab/>Parker<text:tab/>North<text:tab/>"$14,619.00 "<text:tab/>9746<text:tab/>370</text:p>
      <text:p text:style-name="Normal">2015<text:tab/>April<text:tab/>Popsicles<text:tab/>Parker<text:tab/>North<text:tab/>"$2,367.00 "<text:tab/>1578<text:tab/>371</text:p>
      <text:soft-page-break/>
      <text:p text:style-name="Normal">2015<text:tab/>April<text:tab/>Tasty Treats<text:tab/>Parker<text:tab/>North<text:tab/>"$8,793.00 "<text:tab/>5862<text:tab/>372</text:p>
      <text:p text:style-name="Normal">2015<text:tab/>April<text:tab/>Tasty Treats<text:tab/>Parker<text:tab/>North<text:tab/>"$11,122.50 "<text:tab/>7415<text:tab/>373</text:p>
      <text:p text:style-name="Normal">2015<text:tab/>April<text:tab/>Ice Cream<text:tab/>Parker<text:tab/>North<text:tab/>"$13,428.00 "<text:tab/>8952<text:tab/>374</text:p>
      <text:p text:style-name="Normal">2015<text:tab/>April<text:tab/>Tasty Treats<text:tab/>Parker<text:tab/>North<text:tab/>"$14,619.00 "<text:tab/>9746<text:tab/>375</text:p>
      <text:p text:style-name="Normal">2015<text:tab/>April<text:tab/>Popsicles<text:tab/>Parker<text:tab/>North<text:tab/>"$2,367.00 "<text:tab/>1578<text:tab/>376</text:p>
      <text:p text:style-name="Normal">2015<text:tab/>April<text:tab/>Ice Cream<text:tab/>Pullen<text:tab/>South<text:tab/>"$11,838.00 "<text:tab/>7892<text:tab/>377</text:p>
      <text:p text:style-name="Normal">2015<text:tab/>April<text:tab/>Ice Cream<text:tab/>Pullen<text:tab/>South<text:tab/>"$11,979.00 "<text:tab/>7986<text:tab/>378</text:p>
      <text:p text:style-name="Normal">2015<text:tab/>April<text:tab/>Ice Cream<text:tab/>Pullen<text:tab/>South<text:tab/>"$11,838.00 "<text:tab/>7892<text:tab/>379</text:p>
      <text:p text:style-name="Normal">2015<text:tab/>April<text:tab/>Ice Cream<text:tab/>Pullen<text:tab/>South<text:tab/>"$11,979.00 "<text:tab/>7986<text:tab/>380</text:p>
      <text:p text:style-name="Normal">2015<text:tab/>April<text:tab/>Ice Cream<text:tab/>Watson<text:tab/>Central<text:tab/>"$7,030.50 "<text:tab/>4687<text:tab/>381</text:p>
      <text:p text:style-name="Normal">2015<text:tab/>April<text:tab/>Frozen Yogurt<text:tab/>Watson<text:tab/>Central<text:tab/>"$2,046.00 "<text:tab/>1364<text:tab/>382</text:p>
      <text:p text:style-name="Normal">2015<text:tab/>April<text:tab/>Ice Cream<text:tab/>Watson<text:tab/>Central<text:tab/>"$7,030.50 "<text:tab/>4687<text:tab/>383</text:p>
      <text:p text:style-name="Normal">2015<text:tab/>April<text:tab/>Frozen Yogurt<text:tab/>Watson<text:tab/>Central<text:tab/>"$2,046.00 "<text:tab/>1364<text:tab/>384</text:p>
      <text:p text:style-name="Normal">2015<text:tab/>May<text:tab/>Frozen Yogurt<text:tab/>Bishop<text:tab/>West<text:tab/>$747.00<text:s/><text:tab/>498<text:tab/>385</text:p>
      <text:p text:style-name="Normal">2015<text:tab/>May<text:tab/>Popsicles<text:tab/>Bishop<text:tab/>West<text:tab/>"$7,342.50 "<text:tab/>4895<text:tab/>386</text:p>
      <text:p text:style-name="Normal">2015<text:tab/>May<text:tab/>Frozen Yogurt<text:tab/>Bishop<text:tab/>West<text:tab/>$747.00<text:s/><text:tab/>498<text:tab/>387</text:p>
      <text:p text:style-name="Normal">2015<text:tab/>May<text:tab/>Popsicles<text:tab/>Bishop<text:tab/>West<text:tab/>"$7,342.50 "<text:tab/>4895<text:tab/>388</text:p>
      <text:p text:style-name="Normal">2015<text:tab/>May<text:tab/>Popsicles<text:tab/>Lee<text:tab/>Central<text:tab/>"$7,344.00 "<text:tab/>4896<text:tab/>389</text:p>
      <text:p text:style-name="Normal">2015<text:tab/>May<text:tab/>Ice Cream<text:tab/>Lee<text:tab/>Central<text:tab/>"$6,880.50 "<text:tab/>4587<text:tab/>390</text:p>
      <text:p text:style-name="Normal">2015<text:tab/>May<text:tab/>Popsicles<text:tab/>Lee<text:tab/>Central<text:tab/>"$7,344.00 "<text:tab/>4896<text:tab/>391</text:p>
      <text:p text:style-name="Normal">2015<text:tab/>May<text:tab/>Ice Cream<text:tab/>Lee<text:tab/>Central<text:tab/>"$6,880.50 "<text:tab/>4587<text:tab/>392</text:p>
      <text:p text:style-name="Normal">2015<text:tab/>May<text:tab/>Ice Cream<text:tab/>Parker<text:tab/>North<text:tab/>"$5,380.50 "<text:tab/>3587<text:tab/>393</text:p>
      <text:p text:style-name="Normal">2015<text:tab/>May<text:tab/>Ice Cream<text:tab/>Parker<text:tab/>North<text:tab/>"$11,838.00 "<text:tab/>7892<text:tab/>394</text:p>
      <text:p text:style-name="Normal">2015<text:tab/>May<text:tab/>Ice Cream<text:tab/>Parker<text:tab/>North<text:tab/>"$5,380.50 "<text:tab/>3587<text:tab/>395</text:p>
      <text:p text:style-name="Normal">2015<text:tab/>May<text:tab/>Ice Cream<text:tab/>Parker<text:tab/>North<text:tab/>"$11,838.00 "<text:tab/>7892<text:tab/>396</text:p>
      <text:p text:style-name="Normal">2015<text:tab/>May<text:tab/>Popsicles<text:tab/>Pullen<text:tab/>South<text:tab/>"$7,344.00 "<text:tab/>4896<text:tab/>397</text:p>
      <text:p text:style-name="Normal">2015<text:tab/>May<text:tab/>Ice Cream<text:tab/>Pullen<text:tab/>South<text:tab/>"$6,880.50 "<text:tab/>4587<text:tab/>398</text:p>
      <text:p text:style-name="Normal">2015<text:tab/>May<text:tab/>Ice Cream<text:tab/>Pullen<text:tab/>South<text:tab/>"$7,318.50 "<text:tab/>4879<text:tab/>399</text:p>
      <text:p text:style-name="Normal">2015<text:tab/>May<text:tab/>Popsicles<text:tab/>Pullen<text:tab/>South<text:tab/>"$7,344.00 "<text:tab/>4896<text:tab/>400</text:p>
      <text:p text:style-name="Normal">2015<text:tab/>May<text:tab/>Ice Cream<text:tab/>Pullen<text:tab/>South<text:tab/>"$6,880.50 "<text:tab/>4587<text:tab/>401</text:p>
      <text:p text:style-name="Normal">2015<text:tab/>May<text:tab/>Ice Cream<text:tab/>Pullen<text:tab/>South<text:tab/>"$7,318.50 "<text:tab/>4879<text:tab/>402</text:p>
      <text:soft-page-break/>
      <text:p text:style-name="Normal">2015<text:tab/>May<text:tab/>Tasty Treats<text:tab/>Watson<text:tab/>Central<text:tab/>"$6,880.50 "<text:tab/>4587<text:tab/>403</text:p>
      <text:p text:style-name="Normal">2015<text:tab/>May<text:tab/>Ice Cream<text:tab/>Watson<text:tab/>Central<text:tab/>"$9,486.00 "<text:tab/>6324<text:tab/>404</text:p>
      <text:p text:style-name="Normal">2015<text:tab/>May<text:tab/>Tasty Treats<text:tab/>Watson<text:tab/>Central<text:tab/>"$6,880.50 "<text:tab/>4587<text:tab/>405</text:p>
      <text:p text:style-name="Normal">2015<text:tab/>May<text:tab/>Ice Cream<text:tab/>Watson<text:tab/>Central<text:tab/>"$9,486.00 "<text:tab/>6324<text:tab/>406</text:p>
      <text:p text:style-name="Normal">2015<text:tab/>November<text:tab/>Ice Cream<text:tab/>Bishop<text:tab/>West<text:tab/>"$4,666.00 "<text:tab/>5623<text:tab/>407</text:p>
      <text:p text:style-name="Normal">2015<text:tab/>November<text:tab/>Ice Cream<text:tab/>Bishop<text:tab/>West<text:tab/>"$10,992.00 "<text:tab/>7328<text:tab/>408</text:p>
      <text:p text:style-name="Normal">2015<text:tab/>November<text:tab/>Ice Cream<text:tab/>Bishop<text:tab/>West<text:tab/>"$4,666.00 "<text:tab/>5623<text:tab/>409</text:p>
      <text:p text:style-name="Normal">2015<text:tab/>November<text:tab/>Ice Cream<text:tab/>Bishop<text:tab/>West<text:tab/>"$10,992.00 "<text:tab/>7328<text:tab/>410</text:p>
      <text:p text:style-name="Normal">2015<text:tab/>November<text:tab/>Ice Cream<text:tab/>Lee<text:tab/>Central<text:tab/>"$4,666.00 "<text:tab/>5623<text:tab/>411</text:p>
      <text:p text:style-name="Normal">2015<text:tab/>November<text:tab/>Frozen Yogurt<text:tab/>Lee<text:tab/>Central<text:tab/>"$3,897.00 "<text:tab/>2598<text:tab/>412</text:p>
      <text:p text:style-name="Normal">2015<text:tab/>November<text:tab/>Ice Cream<text:tab/>Lee<text:tab/>Central<text:tab/>"$4,666.00 "<text:tab/>5623<text:tab/>413</text:p>
      <text:p text:style-name="Normal">2015<text:tab/>November<text:tab/>Frozen Yogurt<text:tab/>Lee<text:tab/>Central<text:tab/>"$3,897.00 "<text:tab/>2598<text:tab/>414</text:p>
      <text:p text:style-name="Normal">2015<text:tab/>November<text:tab/>Frozen Yogurt<text:tab/>Parker<text:tab/>North<text:tab/>$747.00<text:s/><text:tab/>498<text:tab/>415</text:p>
      <text:p text:style-name="Normal">2015<text:tab/>November<text:tab/>Tasty Treats<text:tab/>Parker<text:tab/>North<text:tab/>"$6,880.50 "<text:tab/>4587<text:tab/>416</text:p>
      <text:p text:style-name="Normal">2015<text:tab/>November<text:tab/>Frozen Yogurt<text:tab/>Parker<text:tab/>North<text:tab/>$747.00<text:s/><text:tab/>498<text:tab/>417</text:p>
      <text:p text:style-name="Normal">2015<text:tab/>November<text:tab/>Tasty Treats<text:tab/>Parker<text:tab/>North<text:tab/>"$6,880.50 "<text:tab/>4587<text:tab/>418</text:p>
      <text:p text:style-name="Normal">2015<text:tab/>November<text:tab/>Frozen Yogurt<text:tab/>Pullen<text:tab/>South<text:tab/>"$3,897.00 "<text:tab/>2598<text:tab/>419</text:p>
      <text:p text:style-name="Normal">2015<text:tab/>November<text:tab/>Popsicles<text:tab/>Pullen<text:tab/>South<text:tab/>"$3,084.00 "<text:tab/>2056<text:tab/>420</text:p>
      <text:p text:style-name="Normal">2015<text:tab/>November<text:tab/>Frozen Yogurt<text:tab/>Pullen<text:tab/>South<text:tab/>"$3,897.00 "<text:tab/>2598<text:tab/>421</text:p>
      <text:p text:style-name="Normal">2015<text:tab/>November<text:tab/>Popsicles<text:tab/>Pullen<text:tab/>South<text:tab/>"$3,084.00 "<text:tab/>2056<text:tab/>422</text:p>
      <text:p text:style-name="Normal">2015<text:tab/>November<text:tab/>Tasty Treats<text:tab/>Watson<text:tab/>Central<text:tab/>"$12,370.50 "<text:tab/>8247<text:tab/>423</text:p>
      <text:p text:style-name="Normal">2015<text:tab/>November<text:tab/>Ice Cream<text:tab/>Watson<text:tab/>Central<text:tab/>"$13,231.50 "<text:tab/>8821<text:tab/>424</text:p>
      <text:p text:style-name="Normal">2015<text:tab/>November<text:tab/>Tasty Treats<text:tab/>Watson<text:tab/>Central<text:tab/>"$12,370.50 "<text:tab/>8247<text:tab/>425</text:p>
      <text:p text:style-name="Normal">2015<text:tab/>November<text:tab/>Ice Cream<text:tab/>Watson<text:tab/>Central<text:tab/>"$13,231.50 "<text:tab/>8821<text:tab/>426</text:p>
      <text:p text:style-name="Normal">2015<text:tab/>December<text:tab/>Frozen Yogurt<text:tab/>Bishop<text:tab/>West<text:tab/>"$8,832.00 "<text:tab/>5888<text:tab/>427</text:p>
      <text:p text:style-name="Normal">2015<text:tab/>December<text:tab/>Ice Cream<text:tab/>Bishop<text:tab/>West<text:tab/>"$13,413.00 "<text:tab/>8942<text:tab/>428</text:p>
      <text:p text:style-name="Normal">2015<text:tab/>December<text:tab/>Popsicles<text:tab/>Bishop<text:tab/>West<text:tab/>"$4,026.00 "<text:tab/>2684<text:tab/>429</text:p>
      <text:p text:style-name="Normal">2015<text:tab/>December<text:tab/>Frozen Yogurt<text:tab/>Bishop<text:tab/>West<text:tab/>"$8,832.00 "<text:tab/>5888<text:tab/>430</text:p>
      <text:p text:style-name="Normal">2015<text:tab/>December<text:tab/>Ice Cream<text:tab/>Bishop<text:tab/>West<text:tab/>"$13,413.00 "<text:tab/>8942<text:tab/>431</text:p>
      <text:p text:style-name="Normal">2015<text:tab/>December<text:tab/>Popsicles<text:tab/>Bishop<text:tab/>West<text:tab/>"$4,026.00 "<text:tab/>2684<text:tab/>432</text:p>
      <text:p text:style-name="Normal">2015<text:tab/>December<text:tab/>Frozen Yogurt<text:tab/>Lee<text:tab/>Central<text:tab/>"$8,832.00 "<text:tab/>5888<text:tab/>433</text:p>
      <text:soft-page-break/>
      <text:p text:style-name="Normal">2015<text:tab/>December<text:tab/>Tasty Treats<text:tab/>Lee<text:tab/>Central<text:tab/>"$3,547.50 "<text:tab/>2365<text:tab/>434</text:p>
      <text:p text:style-name="Normal">2015<text:tab/>December<text:tab/>Frozen Yogurt<text:tab/>Lee<text:tab/>Central<text:tab/>"$8,832.00 "<text:tab/>5888<text:tab/>435</text:p>
      <text:p text:style-name="Normal">2015<text:tab/>December<text:tab/>Tasty Treats<text:tab/>Lee<text:tab/>Central<text:tab/>"$3,547.50 "<text:tab/>2365<text:tab/>436</text:p>
      <text:p text:style-name="Normal">2015<text:tab/>December<text:tab/>Ice Cream<text:tab/>Parker<text:tab/>North<text:tab/>"$9,486.00 "<text:tab/>6324<text:tab/>437</text:p>
      <text:p text:style-name="Normal">2015<text:tab/>December<text:tab/>Popsicles<text:tab/>Parker<text:tab/>North<text:tab/>"$7,342.50 "<text:tab/>4895<text:tab/>438</text:p>
      <text:p text:style-name="Normal">2015<text:tab/>December<text:tab/>Ice Cream<text:tab/>Parker<text:tab/>North<text:tab/>"$9,486.00 "<text:tab/>6324<text:tab/>439</text:p>
      <text:p text:style-name="Normal">2015<text:tab/>December<text:tab/>Popsicles<text:tab/>Parker<text:tab/>North<text:tab/>"$7,342.50 "<text:tab/>4895<text:tab/>440</text:p>
      <text:p text:style-name="Normal">2015<text:tab/>December<text:tab/>Tasty Treats<text:tab/>Pullen<text:tab/>South<text:tab/>"$3,547.50 "<text:tab/>2365<text:tab/>441</text:p>
      <text:p text:style-name="Normal">2015<text:tab/>December<text:tab/>Ice Cream<text:tab/>Pullen<text:tab/>South<text:tab/>"$3,238.50 "<text:tab/>2159<text:tab/>442</text:p>
      <text:p text:style-name="Normal">2015<text:tab/>December<text:tab/>Tasty Treats<text:tab/>Pullen<text:tab/>South<text:tab/>"$3,547.50 "<text:tab/>2365<text:tab/>443</text:p>
      <text:p text:style-name="Normal">2015<text:tab/>December<text:tab/>Ice Cream<text:tab/>Pullen<text:tab/>South<text:tab/>"$3,238.50 "<text:tab/>2159<text:tab/>44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1T12:44:00Z</meta:creation-date>
    <dc:date>2024-09-21T12:46:00Z</dc:date>
    <meta:template xlink:href="Normal" xlink:type="simple"/>
    <meta:editing-cycles>1</meta:editing-cycles>
    <meta:editing-duration>PT120S</meta:editing-duration>
    <meta:document-statistic meta:page-count="15" meta:paragraph-count="52" meta:word-count="3891" meta:character-count="26019" meta:row-count="184" meta:non-whitespace-character-count="22180"/>
  </office:meta>
</office:document-meta>
</file>